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serif" svg:font-family="serif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.4925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language="en" fo:country="US" fo:font-weight="bold" style:font-weight-asian="bold" style:font-name-complex="Times New Roman2" style:font-size-complex="13pt"/>
    </style:style>
    <style:style style:name="P6" style:family="paragraph" style:parent-style-name="Standard">
      <style:text-properties officeooo:paragraph-rsid="0006cb09"/>
    </style:style>
    <style:style style:name="P7" style:family="paragraph" style:parent-style-name="Standard">
      <style:text-properties officeooo:rsid="00103804" officeooo:paragraph-rsid="00103804"/>
    </style:style>
    <style:style style:name="P8" style:family="paragraph" style:parent-style-name="Standard">
      <style:text-properties officeooo:paragraph-rsid="00103804"/>
    </style:style>
    <style:style style:name="P9" style:family="paragraph" style:parent-style-name="Standard">
      <style:text-properties officeooo:rsid="00122081" officeooo:paragraph-rsid="00122081"/>
    </style:style>
    <style:style style:name="P10" style:family="paragraph" style:parent-style-name="Standard">
      <style:text-properties officeooo:paragraph-rsid="00122081"/>
    </style:style>
    <style:style style:name="P11" style:family="paragraph" style:parent-style-name="Standard">
      <style:text-properties officeooo:rsid="0008920d" officeooo:paragraph-rsid="0008920d"/>
    </style:style>
    <style:style style:name="P1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>
        <style:tab-stops>
          <style:tab-stop style:position="0.1972in"/>
        </style:tab-stops>
      </style:paragraph-properties>
    </style:style>
    <style:style style:name="P14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P19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 style:vertical-align="baseline"/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text-underline-style="solid" style:text-underline-width="auto" style:text-underline-color="font-color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9940" officeooo:paragraph-rsid="0006cb09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b8ce5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vertical-align="baseline"/>
      <style:text-properties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0b8ce5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2081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3ec6c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22081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3ec6c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rsid="00079940" officeooo:paragraph-rsid="0006cb09"/>
    </style:style>
    <style:style style:name="P34" style:family="paragraph" style:parent-style-name="Standard" style:master-page-name="">
      <loext:graphic-properties draw:fill="none" draw:fill-color="#ffffff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fo:padding="0in" fo:border="none" style:writing-mode="lr-tb"/>
      <style:text-properties officeooo:paragraph-rsid="0013ec6c"/>
    </style:style>
    <style:style style:name="P35" style:family="paragraph" style:parent-style-name="Standard">
      <style:paragraph-properties fo:margin-left="0.5744in" fo:margin-right="0in" fo:line-height="100%" fo:text-align="start" style:justify-single-word="false" fo:orphans="0" fo:widows="0" fo:text-indent="-0.1008in" style:auto-text-indent="false"/>
    </style:style>
    <style:style style:name="P36" style:family="paragraph" style:parent-style-name="Standard">
      <style:paragraph-properties fo:margin-left="0.4252in" fo:margin-right="0in" fo:line-height="100%" fo:text-align="start" style:justify-single-word="false" fo:orphans="0" fo:widows="0" fo:text-indent="0in" style:auto-text-indent="false"/>
      <style:text-properties fo:font-size="13pt" style:font-size-asian="13pt" style:font-size-complex="13pt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0f79b2" officeooo:paragraph-rsid="000f79b2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officeooo:paragraph-rsid="0013ec6c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fo:margin-left="0in" fo:margin-right="0in" fo:line-height="100%" fo:text-align="center" style:justify-single-word="false" fo:orphans="0" fo:widows="0" fo:text-indent="0in" style:auto-text-indent="false" style:page-number="1"/>
      <style:text-properties style:font-size-complex="14pt"/>
    </style:style>
    <style:style style:name="P4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43" style:family="paragraph" style:parent-style-name="Standard">
      <style:text-properties officeooo:paragraph-rsid="0006cb09"/>
    </style:style>
    <style:style style:name="P44" style:family="paragraph" style:parent-style-name="Standard">
      <style:text-properties style:font-name="Times New Roman1" fo:font-size="14pt" style:font-size-asian="14pt" style:font-size-complex="14pt"/>
    </style:style>
    <style:style style:name="P45" style:family="paragraph" style:parent-style-name="Standard" style:list-style-name="L1" style:master-page-name="">
      <loext:graphic-properties draw:fill="none"/>
      <style:paragraph-properties fo:margin-left="1in" fo:margin-right="0in" fo:margin-top="0in" fo:margin-bottom="0in" loext:contextual-spacing="false" fo:line-height="150%" fo:text-align="justify" style:justify-single-word="false" fo:orphans="2" fo:widows="2" fo:text-indent="-0.5in" style:auto-text-indent="false" style:page-number="auto" fo:background-color="transparent" style:writing-mode="lr-tb"/>
      <style:text-properties officeooo:paragraph-rsid="0006cb09"/>
    </style:style>
    <style:style style:name="P46" style:family="paragraph" style:parent-style-name="Standard" style:list-style-name="L1" style:master-page-name="">
      <loext:graphic-properties draw:fill="none"/>
      <style:paragraph-properties fo:margin-top="0in" fo:margin-bottom="0in" loext:contextual-spacing="false" fo:line-height="150%" fo:text-align="justify" style:justify-single-word="false" fo:orphans="2" fo:widows="2" style:page-number="auto" fo:background-color="transparent" style:writing-mode="lr-tb"/>
      <style:text-properties officeooo:paragraph-rsid="0006cb09"/>
    </style:style>
    <style:style style:name="P47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paragraph-rsid="0006cb09"/>
    </style:style>
    <style:style style:name="P48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rsid="0013ec6c" officeooo:paragraph-rsid="0013ec6c"/>
    </style:style>
    <style:style style:name="P49" style:family="paragraph" style:parent-style-name="Heading_20_2">
      <style:text-properties officeooo:rsid="0006cb09" officeooo:paragraph-rsid="0006cb09"/>
    </style:style>
    <style:style style:name="P50" style:family="paragraph" style:parent-style-name="Heading_20_2">
      <style:text-properties officeooo:rsid="00122081" officeooo:paragraph-rsid="00122081"/>
    </style:style>
    <style:style style:name="P51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79940" officeooo:paragraph-rsid="000b8ce5"/>
    </style:style>
    <style:style style:name="P52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</style:style>
    <style:style style:name="P53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54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b8ce5" officeooo:paragraph-rsid="000b8ce5"/>
    </style:style>
    <style:style style:name="P55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b8ce5" officeooo:paragraph-rsid="0013ec6c"/>
    </style:style>
    <style:style style:name="P56" style:family="paragraph" style:parent-style-name="Heading_20_1" style:list-style-name="">
      <style:paragraph-properties fo:line-height="150%" fo:text-align="justify" style:justify-single-word="false" fo:keep-together="always" fo:orphans="2" fo:widows="2"/>
      <style:text-properties officeooo:paragraph-rsid="0006cb09"/>
    </style:style>
    <style:style style:name="P57" style:family="paragraph" style:parent-style-name="Heading_20_1">
      <style:text-properties officeooo:rsid="00103804" officeooo:paragraph-rsid="00103804"/>
    </style:style>
    <style:style style:name="P58" style:family="paragraph" style:parent-style-name="Heading_20_1">
      <style:text-properties officeooo:rsid="0006cb09" officeooo:paragraph-rsid="0006cb09"/>
    </style:style>
    <style:style style:name="P59" style:family="paragraph" style:parent-style-name="Heading_20_1">
      <style:text-properties officeooo:rsid="00122081" officeooo:paragraph-rsid="00122081"/>
    </style:style>
    <style:style style:name="P60" style:family="paragraph" style:parent-style-name="Heading_20_1" style:list-style-name="WWNum22">
      <style:paragraph-properties fo:break-before="page"/>
      <style:text-properties officeooo:paragraph-rsid="0006cb09"/>
    </style:style>
    <style:style style:name="T1" style:family="text">
      <style:text-properties style:font-size-complex="14pt"/>
    </style:style>
    <style:style style:name="T2" style:family="text">
      <style:text-properties officeooo:rsid="000f79b2" style:font-size-complex="14pt"/>
    </style:style>
    <style:style style:name="T3" style:family="text"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6" style:family="text">
      <style:text-properties style:text-underline-style="solid" style:text-underline-width="auto" style:text-underline-color="font-color" style:font-size-complex="14pt"/>
    </style:style>
    <style:style style:name="T7" style:family="text">
      <style:text-properties style:text-underline-style="solid" style:text-underline-width="auto" style:text-underline-color="font-color" officeooo:rsid="000f79b2" style:font-size-complex="14pt"/>
    </style:style>
    <style:style style:name="T8" style:family="text">
      <style:text-properties style:text-underline-style="solid" style:text-underline-width="auto" style:text-underline-color="font-color" officeooo:rsid="0016941f" style:font-size-complex="14pt"/>
    </style:style>
    <style:style style:name="T9" style:family="text">
      <style:text-properties style:text-underline-style="solid" style:text-underline-width="auto" style:text-underline-color="font-color" officeooo:rsid="000f79b2"/>
    </style:style>
    <style:style style:name="T10" style:family="text">
      <style:text-properties fo:font-size="10pt" style:font-size-asian="10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0f79b2" style:font-size-asian="16pt" style:font-weight-asian="bold" style:font-size-complex="16pt"/>
    </style:style>
    <style:style style:name="T15" style:family="text">
      <style:text-properties fo:font-size="16pt" fo:font-weight="bold" officeooo:rsid="00131472" style:font-size-asian="16pt" style:font-weight-asian="bold" style:font-size-complex="16pt"/>
    </style:style>
    <style:style style:name="T16" style:family="text">
      <style:text-properties fo:language="en" fo:country="US" style:font-size-complex="14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06cb09"/>
    </style:style>
    <style:style style:name="T19" style:family="text">
      <style:text-properties officeooo:rsid="000b8ce5"/>
    </style:style>
    <style:style style:name="T20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000000" style:font-name="DejaVu Sans Mono" fo:font-size="9pt" fo:font-style="normal" fo:font-weight="normal" style:font-size-asian="9pt" style:font-style-asian="normal" style:font-weight-asian="normal" style:font-size-complex="9pt"/>
    </style:style>
    <style:style style:name="T22" style:family="text">
      <style:text-properties fo:color="#000000" style:font-name="DejaVu Sans Mono1" fo:font-size="9pt" fo:font-style="normal" fo:font-weight="normal" style:font-size-asian="9pt" style:font-style-asian="normal" style:font-weight-asian="normal" style:font-size-complex="9pt"/>
    </style:style>
    <style:style style:name="T23" style:family="text">
      <style:text-properties fo:color="#000000" style:font-name="0" fo:font-size="10pt" fo:font-style="normal" fo:font-weight="bold" style:font-size-asian="10pt" style:font-style-asian="normal" style:font-weight-asian="bold"/>
    </style:style>
    <style:style style:name="T24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5" style:family="text">
      <style:text-properties fo:color="#008000" style:font-name="DejaVu Sans Mono1" fo:font-size="9pt" fo:font-style="normal" fo:font-weight="bold" style:font-size-asian="9pt" style:font-style-asian="normal" style:font-weight-asian="bold" style:font-size-complex="9pt"/>
    </style:style>
    <style:style style:name="T26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7" style:family="text">
      <style:text-properties fo:color="#808080" style:font-name="DejaVu Sans Mono1" fo:font-size="9pt" fo:font-style="italic" fo:font-weight="normal" style:font-size-asian="9pt" style:font-style-asian="italic" style:font-weight-asian="normal" style:font-size-complex="9pt"/>
    </style:style>
    <style:style style:name="T28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808000" style:font-name="DejaVu Sans Mono1" fo:font-size="9pt" fo:font-style="normal" fo:font-weight="normal" style:font-size-asian="9pt" style:font-style-asian="normal" style:font-weight-asian="normal" style:font-size-complex="9pt"/>
    </style:style>
    <style:style style:name="T30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31" style:family="text">
      <style:text-properties fo:color="#1f542e" style:font-name="DejaVu Sans Mono1" fo:font-size="9pt" fo:font-style="normal" fo:font-weight="bold" style:font-size-asian="9pt" style:font-style-asian="normal" style:font-weight-asian="bold" style:font-size-complex="9pt"/>
    </style:style>
    <style:style style:name="T32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33" style:family="text">
      <style:text-properties fo:color="#000080" style:font-name="DejaVu Sans Mono1" fo:font-size="9pt" fo:font-style="normal" fo:font-weight="bold" style:font-size-asian="9pt" style:font-style-asian="normal" style:font-weight-asian="bold" style:font-size-complex="9pt"/>
    </style:style>
    <style:style style:name="T3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0000ff" style:font-name="DejaVu Sans Mono1" fo:font-size="9pt" fo:font-style="normal" fo:font-weight="normal" style:font-size-asian="9pt" style:font-style-asian="normal" style:font-weight-asian="normal" style:font-size-complex="9pt"/>
    </style:style>
    <style:style style:name="T36" style:family="text">
      <style:text-properties fo:color="#660e7a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660e7a" style:font-name="DejaVu Sans Mono" fo:font-size="9pt" fo:font-style="normal" fo:font-weight="normal" style:font-size-asian="9pt" style:font-style-asian="normal" style:font-weight-asian="normal" style:font-size-complex="9pt"/>
    </style:style>
    <style:style style:name="T38" style:family="text">
      <style:text-properties fo:color="#371f80" style:font-name="DejaVu Sans Mono" fo:font-size="9pt" fo:font-style="normal" fo:font-weight="normal" style:font-size-asian="9pt" style:font-style-asian="normal" style:font-weight-asian="normal"/>
    </style:style>
    <style:style style:name="T39" style:family="text">
      <style:text-properties officeooo:rsid="00105f58"/>
    </style:style>
    <style:style style:name="T40" style:family="text">
      <style:text-properties officeooo:rsid="0012b051"/>
    </style:style>
    <style:style style:name="T41" style:family="text">
      <style:text-properties style:font-name="DejaVu Sans Mono1" fo:font-size="9pt" style:font-size-asian="9pt" style:font-size-complex="9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officeooo:rsid="0016941f"/>
    </style:style>
    <style:style style:name="T44" style:family="text">
      <style:text-properties style:font-name="serif"/>
    </style:style>
    <style:style style:name="T45" style:family="text">
      <style:text-properties style:font-name="serif" fo:font-size="17.25pt"/>
    </style:style>
    <style:style style:name="T46" style:family="text">
      <style:text-properties style:font-name="serif" fo:font-size="9.75pt"/>
    </style:style>
    <style:style style:name="T47" style:family="text">
      <style:text-properties fo:font-size="17.25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bullet-char="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 text:name="_GoBack"/>Федеральное государственное автономное</text:p>
      <text:p text:style-name="P16">образовательное учреждение</text:p>
      <text:p text:style-name="P16">высшего образования</text:p>
      <text:p text:style-name="P16">«СИБИРСКИЙ ФЕДЕРАЛЬНЫЙ УНИВЕРСИТЕТ»</text:p>
      <text:p text:style-name="P15"/>
      <text:p text:style-name="P25"><text:span text:style-name="T3">Институт</text:span><text:span text:style-name="T5"> К</text:span><text:span text:style-name="T3">осмических и информационных</text:span><text:span text:style-name="T5"> </text:span><text:span text:style-name="T3">технологий</text:span></text:p>
      <text:p text:style-name="P19">институт</text:p>
      <text:p text:style-name="P20">Кафедра «Информатика»</text:p>
      <text:p text:style-name="P19">кафедра<text:bookmark text:name="_Hlk17988891"/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11"><text:tab/><text:tab/><text:tab/><text:tab/></text:span><text:bookmark-start text:name="_Hlk17989022"/></text:p>
      <text:p text:style-name="P12"><text:span text:style-name="T13">ОТЧЕТ О </text:span><text:bookmark-end text:name="_Hlk17989022"/><text:span text:style-name="T14">ЛАБ</text:span><text:span text:style-name="T15">О</text:span><text:span text:style-name="T14">РАТОРНОЙ РАБОТЕ</text:span></text:p>
      <text:p text:style-name="P17"/>
      <text:p text:style-name="P12"><text:span text:style-name="T6">Лабораторная работа No </text:span><text:span text:style-name="T8">2</text:span><text:span text:style-name="T6">. </text:span><text:bookmark text:name="yui_3_17_2_1_1570448639258_102"/><text:span text:style-name="T4">Синхронизация потоков в ОС GNU/Linux</text:span></text:p>
      <text:p text:style-name="P21"/>
      <text:p text:style-name="P19">тем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35"><text:span text:style-name="T2">Преподаватель <text:s text:c="26"/></text:span><text:span text:style-name="T1"><text:s text:c="4"/>_________ <text:s text:c="11"/></text:span><text:span text:style-name="T7">А.С.</text:span><text:span text:style-name="T4"> </text:span><text:span text:style-name="T9">Кузнецов</text:span></text:p>
      <text:p text:style-name="P14"><text:span text:style-name="T1"><text:s text:c="67"/></text:span><text:span text:style-name="T10">подпись, дата <text:s text:c="17"/>инициалы, фамилия</text:span></text:p>
      <text:p text:style-name="P18"/>
      <text:p text:style-name="P14"><text:span text:style-name="T1"><text:s text:c="9"/>Студент </text:span><text:span text:style-name="T6">КИ18-17/1б 031831229</text:span><text:span text:style-name="T1"> <text:s text:c="2"/>_________ <text:s text:c="11"/></text:span><text:span text:style-name="T6">В.А. Прекель</text:span></text:p>
      <text:p text:style-name="P18"><text:s text:c="35"/>номер группы, зачетной книжки <text:s text:c="3"/>подпись, дата <text:s text:c="16"/>инициалы, фамилия</text:p>
      <text:p text:style-name="P36"/>
      <text:p text:style-name="P18"/>
      <text:p text:style-name="P12"/>
      <text:p text:style-name="P12"/>
      <text:p text:style-name="P12"/>
      <text:p text:style-name="P12"/>
      <text:p text:style-name="P12"><text:span text:style-name="T1">Красноярск 20</text:span><text:span text:style-name="T16">19</text:span></text:p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Заголовок_20_с_20_новой_20_страницы">Содержа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5f_5f_5f_5f_5f_5f_5f_5f_5f_5f_5f_5f_5f_5f_20_5f_5f_5f_5f_5f_5f_5f_5f_5f_5f_5f_5f_5f_5f_5f_с_5f_5f_5f_5f_5f_5f_5f_5f_5f_5f_5f_5f_5f_5f_5f_20_5f_5f_5f_5f_5f_5f_5f_5f_5f_5f_5f_5f_5f_5f_5f_новой_5f_5f_5f_5f_5f_5f_5f_5f_5f_5f_5f_5f_5f_5f_5f_20_5f_5f_5f_5f_5f_5f_5f_5f_5f_5f_5f_5f_5f_5f_5f_страницы_5f_5f_5f_5f_5f_5f_5f_5f_5f_5f_5f_5f_5f_5f_5f_3b_5f_5f_5f_5f_5f_5f_5f_5f_5f_5f_5f_5f_5f_5f_5f_1_5f_5f_5f_5f_5f_5f_5f_5f_5f_5f_5f_5f_5f_5f_5f_3b_5f_5f_5f_5f_5f_5f_5f_5f_5f_5f_5f_5f_5f_5f_5f_Заголовок_5f_5f_5f_5f_5f_5f_5f_5f_5f_5f_5f_5f_5f_5f_5f_3b_5f_5f_5f_5f_5f_5f_5f_5f_5f_5f_5f_5f_5f_5f_5f_1"/>
          </text:index-source-styles>
        </text:table-of-content-source>
        <text:index-body>
          <text:index-title text:style-name="Sect1" text:name="Table of Contents1_Head">
            <text:p text:style-name="Заголовок_20_с_20_новой_20_страницы">Содержание</text:p>
          </text:index-title>
          <text:p text:style-name="P39"><text:a xlink:type="simple" xlink:href="#__RefHeading___Toc1553_2408949155" text:style-name="Index_20_Link" text:visited-style-name="Index_20_Link">1 Цель и задача работы<text:tab/>3</text:a></text:p>
          <text:p text:style-name="P40"><text:a xlink:type="simple" xlink:href="#__RefHeading___Toc1555_2408949155" text:style-name="Index_20_Link" text:visited-style-name="Index_20_Link">1.1 Цель работы<text:tab/>3</text:a></text:p>
          <text:p text:style-name="P40"><text:a xlink:type="simple" xlink:href="#__RefHeading___Toc1557_2408949155" text:style-name="Index_20_Link" text:visited-style-name="Index_20_Link">1.2 Задача работы<text:tab/>3</text:a></text:p>
          <text:p text:style-name="P39"><text:a xlink:type="simple" xlink:href="#__RefHeading___Toc11178_231043195" text:style-name="Index_20_Link" text:visited-style-name="Index_20_Link">2 Описание и пояснение к работе<text:tab/>3</text:a></text:p>
          <text:p text:style-name="P39"><text:a xlink:type="simple" xlink:href="#__RefHeading___Toc1559_2408949155" text:style-name="Index_20_Link" text:visited-style-name="Index_20_Link">3 Структура проекта<text:tab/>4</text:a></text:p>
          <text:p text:style-name="P40"><text:a xlink:type="simple" xlink:href="#__RefHeading___Toc1561_2408949155" text:style-name="Index_20_Link" text:visited-style-name="Index_20_Link">3.1 CMakeLists.txt<text:tab/>4</text:a></text:p>
          <text:p text:style-name="P40"><text:a xlink:type="simple" xlink:href="#__RefHeading___Toc593_231043195" text:style-name="Index_20_Link" text:visited-style-name="Index_20_Link">3.2 ChildProgram/CMakeLists.txt<text:tab/>4</text:a></text:p>
          <text:p text:style-name="P40"><text:a xlink:type="simple" xlink:href="#__RefHeading___Toc595_231043195" text:style-name="Index_20_Link" text:visited-style-name="Index_20_Link">3.3 ChildProgram/Input.h<text:tab/>5</text:a></text:p>
          <text:p text:style-name="P40"><text:a xlink:type="simple" xlink:href="#__RefHeading___Toc597_231043195" text:style-name="Index_20_Link" text:visited-style-name="Index_20_Link">3.4 ChildProgram/Input.c<text:tab/>6</text:a></text:p>
          <text:p text:style-name="P40"><text:a xlink:type="simple" xlink:href="#__RefHeading___Toc6709_953872855" text:style-name="Index_20_Link" text:visited-style-name="Index_20_Link">3.5 ChildProgram/Macro.h<text:tab/>7</text:a></text:p>
          <text:p text:style-name="P40"><text:a xlink:type="simple" xlink:href="#__RefHeading___Toc599_231043195" text:style-name="Index_20_Link" text:visited-style-name="Index_20_Link">3.6 ChildProgram/Matrix.h<text:tab/>7</text:a></text:p>
          <text:p text:style-name="P40"><text:a xlink:type="simple" xlink:href="#__RefHeading___Toc601_231043195" text:style-name="Index_20_Link" text:visited-style-name="Index_20_Link">3.7 ChildProgram/Matrix.c<text:tab/>10</text:a></text:p>
          <text:p text:style-name="P40"><text:a xlink:type="simple" xlink:href="#__RefHeading___Toc603_231043195" text:style-name="Index_20_Link" text:visited-style-name="Index_20_Link">3.8 ChildProgram/MatrixTests.h<text:tab/>14</text:a></text:p>
          <text:p text:style-name="P40"><text:a xlink:type="simple" xlink:href="#__RefHeading___Toc605_231043195" text:style-name="Index_20_Link" text:visited-style-name="Index_20_Link">3.9 ChildProgram/MatrixTests.c<text:tab/>15</text:a></text:p>
          <text:p text:style-name="P40"><text:a xlink:type="simple" xlink:href="#__RefHeading___Toc607_231043195" text:style-name="Index_20_Link" text:visited-style-name="Index_20_Link">3.10 ChildProgram/main.c<text:tab/>20</text:a></text:p>
          <text:p text:style-name="P40"><text:a xlink:type="simple" xlink:href="#__RefHeading___Toc609_231043195" text:style-name="Index_20_Link" text:visited-style-name="Index_20_Link">3.11 ChildProgram/Doxyfile<text:tab/>25</text:a></text:p>
          <text:p text:style-name="P40"><text:a xlink:type="simple" xlink:href="#__RefHeading___Toc611_231043195" text:style-name="Index_20_Link" text:visited-style-name="Index_20_Link">3.12 ParentProgram/CMakeLists.txt<text:tab/>25</text:a></text:p>
          <text:p text:style-name="P40"><text:a xlink:type="simple" xlink:href="#__RefHeading___Toc613_231043195" text:style-name="Index_20_Link" text:visited-style-name="Index_20_Link">3.13 ParentProgram/main.c<text:tab/>25</text:a></text:p>
          <text:p text:style-name="P39"><text:a xlink:type="simple" xlink:href="#__RefHeading___Toc11180_231043195" text:style-name="Index_20_Link" text:visited-style-name="Index_20_Link">4 Примеры использования<text:tab/>27</text:a></text:p>
          <text:p text:style-name="P40"><text:a xlink:type="simple" xlink:href="#__RefHeading___Toc11182_231043195" text:style-name="Index_20_Link" text:visited-style-name="Index_20_Link">4.1 Запуск юнит-тестов<text:tab/>27</text:a></text:p>
          <text:p text:style-name="P40"><text:a xlink:type="simple" xlink:href="#__RefHeading___Toc11184_231043195" text:style-name="Index_20_Link" text:visited-style-name="Index_20_Link">4.2 Запуск дочернего процесса<text:tab/>28</text:a></text:p>
          <text:p text:style-name="P40"><text:a xlink:type="simple" xlink:href="#__RefHeading___Toc11186_231043195" text:style-name="Index_20_Link" text:visited-style-name="Index_20_Link">4.3 Запуск родительского процесса<text:tab/>29</text:a></text:p>
        </text:index-body>
      </text:table-of-content>
      <text:h text:style-name="P56" text:outline-level="1"/>
      <text:list xml:id="list1984424792" text:style-name="WWNum22">
        <text:list-item>
          <text:h text:style-name="P60" text:outline-level="1"><text:bookmark-start text:name="_Toc17900596"/><text:bookmark-start text:name="__RefHeading___Toc1553_2408949155"/><text:bookmark-start text:name="_Toc18180607"/><text:bookmark-start text:name="_Toc17902126"/><text:span text:style-name="T18">Ц</text:span><text:bookmark-end text:name="_Toc17900596"/><text:bookmark-end text:name="_Toc18180607"/><text:bookmark-end text:name="_Toc17902126"/><text:span text:style-name="T18">ель и задача работы</text:span><text:bookmark-end text:name="__RefHeading___Toc1553_2408949155"/></text:h>
        </text:list-item>
      </text:list>
      <text:p text:style-name="Standard"/>
      <text:h text:style-name="P49" text:outline-level="2"><text:bookmark-start text:name="__RefHeading___Toc1555_2408949155"/>Цель работы<text:bookmark-end text:name="__RefHeading___Toc1555_2408949155"/></text:h>
      <text:p text:style-name="P6"/>
      <text:p text:style-name="P6"><text:tab/>Изучение программных средств синхронизации потоков в ОС.</text:p>
      <text:p text:style-name="P6"/>
      <text:h text:style-name="P49" text:outline-level="2"><text:bookmark-start text:name="__RefHeading___Toc1557_2408949155"/>Задача работы<text:bookmark-end text:name="__RefHeading___Toc1557_2408949155"/></text:h>
      <text:p text:style-name="P5"/>
      <text:p text:style-name="P44">Требуется разработать программу в виде Linux-приложения, для выполненияразличных частей которой создаются и запускается потоки управления, а длясинхронизации доступа к требуемым ресурсам используются соответствующиеобъекты ОС. Результат выполнения выводится на терминал/консоль.</text:p>
      <text:p text:style-name="P44"><text:span text:style-name="T12">Вариант 1.</text:span> «Обедающие философы 1». В пансионе отдыхают и предаютсяразмышлениям 5 философов (потоки), пронумерованные от 1 до 5. В столовойрасположен круглый стол, вокруг которого расставлены 5 стульев, такжепронумерованные от 1 до 5. На столе находится одна большая тарелка соспагетти, которая пополняется бесконечно, также там расставлены 5 тарелок, вкоторые накладывается спагетти, и 5 вилок (разделяемые ресурсы), назначениекоторых очевидно.Для того чтобы пообедать, философ входит в столовую и садится настул со своим номером. При этом есть философ сможет только в том случае,если свободны две вилки – справа и слева от его тарелки. При выполненииэтого условия философ поднимает одновременно обе вилки и может поглощатьпищу в течение какого-то заданного времени. В противном случае, философуприходится ждать освобождения обеих вилок.Пообедав, философ кладет обе вилки на стол одновременно и уходит.Величина временного промежутка для поглощения пищи устанавливаетсяпользователем, а появление философа в столовой является случайнойвеличиной с равномерным законом распределения.</text:p>
      <text:p text:style-name="Standard"><text:soft-page-break/></text:p>
      <text:h text:style-name="P57" text:outline-level="1"><text:bookmark-start text:name="__RefHeading___Toc11178_231043195"/>Описание и пояснение к работе<text:bookmark-end text:name="__RefHeading___Toc11178_231043195"/></text:h>
      <text:p text:style-name="P8"/>
      <text:p text:style-name="P7">Используется система сборки CMake. </text:p>
      <text:p text:style-name="Standard"/>
      <text:h text:style-name="P58" text:outline-level="1"><text:bookmark-start text:name="__RefHeading___Toc1559_2408949155"/>Структура <text:span text:style-name="T19">проекта</text:span><text:bookmark-end text:name="__RefHeading___Toc1559_2408949155"/></text:h>
      <text:p text:style-name="P6"/>
      <text:p text:style-name="P11">Файловая структура проекта:</text:p>
      <text:list xml:id="list2343395082" text:style-name="L1">
        <text:list-item>
          <text:p text:style-name="P45">CMakeLists.txt</text:p>
        </text:list-item>
        <text:list-item>
          <text:p text:style-name="P46">ChildProgram</text:p>
          <text:list>
            <text:list-item>
              <text:p text:style-name="P47">CMakeLists.txt</text:p>
            </text:list-item>
            <text:list-item>
              <text:p text:style-name="P47">Input.<text:span text:style-name="T19">h</text:span></text:p>
            </text:list-item>
            <text:list-item>
              <text:p text:style-name="P47">Input.<text:span text:style-name="T19">c</text:span></text:p>
            </text:list-item>
            <text:list-item>
              <text:p text:style-name="P48">Macro.h</text:p>
            </text:list-item>
            <text:list-item>
              <text:p text:style-name="P47">Matrix.<text:span text:style-name="T19">h</text:span></text:p>
            </text:list-item>
            <text:list-item>
              <text:p text:style-name="P47">Matrix.<text:span text:style-name="T19">c</text:span></text:p>
            </text:list-item>
            <text:list-item>
              <text:p text:style-name="P47">MatrixTests.<text:span text:style-name="T19">h</text:span></text:p>
            </text:list-item>
            <text:list-item>
              <text:p text:style-name="P47">MatrixTests.<text:span text:style-name="T19">c</text:span></text:p>
            </text:list-item>
            <text:list-item>
              <text:p text:style-name="P47">main.<text:span text:style-name="T19">c</text:span></text:p>
            </text:list-item>
            <text:list-item>
              <text:p text:style-name="P47">Doxyfile</text:p>
            </text:list-item>
          </text:list>
        </text:list-item>
        <text:list-item>
          <text:p text:style-name="P47">ParentProgram</text:p>
          <text:list>
            <text:list-item>
              <text:p text:style-name="P47">CMakeLists.txt</text:p>
            </text:list-item>
            <text:list-item>
              <text:p text:style-name="P47">main.c</text:p>
            </text:list-item>
          </text:list>
        </text:list-item>
      </text:list>
      <text:p text:style-name="P6"/>
      <text:h text:style-name="P51" text:outline-level="2"><text:bookmark-start text:name="__RefHeading___Toc1561_2408949155"/>CMakeLists.txt<text:bookmark-end text:name="__RefHeading___Toc1561_2408949155"/></text:h>
      <text:p text:style-name="P22"/>
      <text:p text:style-name="P31"><text:span text:style-name="T20">cmake_minimum_required(</text:span><text:span text:style-name="T24">VERSION 3.10</text:span><text:span text:style-name="T20">)</text:span><text:line-break/><text:span text:style-name="T20">project(</text:span><text:span text:style-name="T24">Lab_01 C</text:span><text:span text:style-name="T20">)</text:span><text:line-break/><text:line-break/><text:span text:style-name="T20">set(</text:span><text:span text:style-name="T24">CMAKE_C_STANDARD 11</text:span><text:span text:style-name="T20">)</text:span><text:line-break/><text:soft-page-break/><text:line-break/><text:span text:style-name="T20">add_subdirectory(</text:span><text:span text:style-name="T24">ChildProgram</text:span><text:span text:style-name="T20">)</text:span><text:line-break/><text:span text:style-name="T20">add_subdirectory(</text:span><text:span text:style-name="T24">ParentProgram</text:span><text:span text:style-name="T20">)</text:span></text:p>
      <text:p text:style-name="P33"/>
      <text:h text:style-name="P52" text:outline-level="2"><text:bookmark-start text:name="__RefHeading___Toc593_231043195"/><text:span text:style-name="T19">ChildProgram/</text:span>C<text:span text:style-name="T19">M</text:span>akeLists.txt<text:bookmark-end text:name="__RefHeading___Toc593_231043195"/></text:h>
      <text:p text:style-name="P23"/>
      <text:p text:style-name="P34"><text:span text:style-name="T20">cmake_minimum_required(</text:span><text:span text:style-name="T24">VERSION 3.10</text:span><text:span text:style-name="T20">)</text:span><text:line-break/><text:span text:style-name="T20">project(</text:span><text:span text:style-name="T24">ChildProgram C</text:span><text:span text:style-name="T20">)</text:span><text:line-break/><text:line-break/><text:span text:style-name="T20">set(</text:span><text:span text:style-name="T24">CMAKE_C_STANDARD 11</text:span><text:span text:style-name="T20">)</text:span><text:line-break/><text:line-break/><text:span text:style-name="T20">add_executable(</text:span><text:span text:style-name="T24">ChildProgram main.c Matrix.c Matrix.h Input.c Input.h</text:span><text:line-break/><text:span text:style-name="T24"> <text:s text:c="7"/>MatrixTests.c MatrixTests.h</text:span><text:span text:style-name="T23"> </text:span><text:span text:style-name="T25">Macro.h</text:span><text:span text:style-name="T20">)</text:span><text:line-break/><text:line-break/><text:span text:style-name="T20">target_link_libraries(</text:span><text:span text:style-name="T24">ChildProgram PRIVATE cunit</text:span><text:span text:style-name="T20">)</text:span></text:p>
      <text:p text:style-name="P23"/>
      <text:h text:style-name="P54" text:outline-level="2"><text:bookmark-start text:name="__RefHeading___Toc595_231043195"/>ChildProgram/Input.h<text:bookmark-end text:name="__RefHeading___Toc595_231043195"/></text:h>
      <text:p text:style-name="P24"/>
      <text:p text:style-name="P29"><text:span text:style-name="T26">/*! \file</text:span><text:line-break/><text:span text:style-name="T26"> * <text:s/>\brief <text:s text:c="2"/>Functions to input with checks</text:span><text:line-break/><text:span text:style-name="T26"> *</text:span><text:line-break/><text:span text:style-name="T26"> * <text:s/>\details Functions to input with checker.</text:span><text:line-break/><text:span text:style-name="T26"> * <text:s/>\bug <text:s text:c="4"/>If input with chars at end, "12fsdf" for example, chars will</text:span><text:line-break/><text:span text:style-name="T26"> * <text:s text:c="10"/>be ignored and 12 will be returned in example.</text:span><text:line-break/><text:span text:style-name="T26"> */</text:span><text:line-break/><text:line-break/><text:span text:style-name="T28">#ifndef </text:span><text:span text:style-name="T30">INPUT_H</text:span><text:line-break/><text:span text:style-name="T28">#define </text:span><text:span text:style-name="T30">INPUT_H</text:span><text:line-break/><text:line-break/><text:span text:style-name="T28">#include </text:span><text:span text:style-name="T24">&lt;stdbool.h&gt;</text:span><text:line-break/><text:line-break/><text:span text:style-name="T26">/*! \brief Reads line</text:span><text:line-break/><text:span text:style-name="T26"> *</text:span><text:line-break/><text:span text:style-name="T26"> * <text:s/>\details Reads line.</text:span><text:line-break/><text:span text:style-name="T26"> *</text:span><text:line-break/><text:span text:style-name="T26"> * <text:s/>\param str Pointer to string of line input.</text:span><text:line-break/><text:span text:style-name="T26"> * <text:s/>\return String length.</text:span><text:line-break/><text:span text:style-name="T26"> */</text:span><text:line-break/><text:soft-page-break/><text:span text:style-name="T32">int </text:span><text:span text:style-name="T20">InputLine(</text:span><text:span text:style-name="T32">char</text:span><text:span text:style-name="T20">* str);</text:span><text:line-break/><text:line-break/><text:span text:style-name="T26">/*! \brief Input int with checks.</text:span><text:line-break/><text:span text:style-name="T26"> *</text:span><text:line-break/><text:span text:style-name="T26"> * <text:s/>\details Write output phrase and reads integer with checker and check for</text:span><text:line-break/><text:span text:style-name="T26"> * <text:s/>non-number chars at begin.</text:span><text:line-break/><text:span text:style-name="T26"> *</text:span><text:line-break/><text:span text:style-name="T26"> * <text:s/>\param output String to output before input.</text:span><text:line-break/><text:span text:style-name="T26"> * <text:s/>\param pChecker Pointer to function which check value.</text:span><text:line-break/><text:span text:style-name="T26"> * <text:s/>\return Read integer.</text:span><text:line-break/><text:span text:style-name="T26"> */</text:span><text:line-break/><text:span text:style-name="T32">int </text:span><text:span text:style-name="T20">CycleInputInt(</text:span><text:span text:style-name="T32">char</text:span><text:span text:style-name="T20">* output, </text:span><text:span text:style-name="T30">bool</text:span><text:span text:style-name="T20">(* pChecker)(</text:span><text:span text:style-name="T32">int</text:span><text:span text:style-name="T20">));</text:span><text:line-break/><text:line-break/><text:span text:style-name="T28">#endif </text:span><text:span text:style-name="T26">// INPUT_H</text:span></text:p>
      <text:p text:style-name="P24"/>
      <text:h text:style-name="P54" text:outline-level="2"><text:bookmark-start text:name="__RefHeading___Toc597_231043195"/>ChildProgram/Input.c<text:bookmark-end text:name="__RefHeading___Toc597_231043195"/></text:h>
      <text:p text:style-name="P24"/>
      <text:p text:style-name="P29"><text:span text:style-name="T26">/*! \file</text:span><text:line-break/><text:span text:style-name="T26"> *</text:span><text:line-break/><text:span text:style-name="T26"> * <text:s/>\brief Implements functions of Input.h</text:span><text:line-break/><text:span text:style-name="T26"> */</text:span><text:line-break/><text:line-break/><text:span text:style-name="T28">#include </text:span><text:span text:style-name="T24">&lt;stdbool.h&gt;</text:span><text:line-break/><text:span text:style-name="T28">#include </text:span><text:span text:style-name="T24">&lt;stdio.h&gt;</text:span><text:line-break/><text:span text:style-name="T28">#include </text:span><text:span text:style-name="T24">&lt;string.h&gt;</text:span><text:line-break/><text:line-break/><text:span text:style-name="T28">#include </text:span><text:span text:style-name="T24">"Input.h"</text:span><text:line-break/><text:line-break/><text:span text:style-name="T28">#define </text:span><text:span text:style-name="T30">MAX_STRING_LENGTH </text:span><text:span text:style-name="T34">50</text:span><text:line-break/><text:line-break/><text:span text:style-name="T32">int </text:span><text:span text:style-name="T20">InputLine(</text:span><text:span text:style-name="T32">char</text:span><text:span text:style-name="T20">* str)</text:span><text:line-break/><text:span text:style-name="T20">{</text:span><text:line-break/><text:span text:style-name="T20"> <text:s text:c="3"/>fgets(str, </text:span><text:span text:style-name="T30">MAX_STRING_LENGTH</text:span><text:span text:style-name="T20">, </text:span><text:span text:style-name="T30">stdin</text:span><text:span text:style-name="T20">);</text:span><text:line-break/><text:span text:style-name="T20"> <text:s text:c="3"/></text:span><text:span text:style-name="T32">int </text:span><text:span text:style-name="T20">size = strlen(str);</text:span><text:line-break/><text:span text:style-name="T20"> <text:s text:c="3"/>str[strlen(str) - </text:span><text:span text:style-name="T34">1</text:span><text:span text:style-name="T20">] = </text:span><text:span text:style-name="T24">'</text:span><text:span text:style-name="T32">\0</text:span><text:span text:style-name="T24">'</text:span><text:span text:style-name="T20">;</text:span><text:line-break/><text:span text:style-name="T20"> <text:s text:c="3"/></text:span><text:span text:style-name="T32">return </text:span><text:span text:style-name="T20">size;</text:span><text:line-break/><text:span text:style-name="T20">}</text:span><text:line-break/><text:line-break/><text:span text:style-name="T32">int </text:span><text:span text:style-name="T20">CycleInputInt(</text:span><text:span text:style-name="T32">char</text:span><text:span text:style-name="T20">* output, </text:span><text:span text:style-name="T30">bool</text:span><text:span text:style-name="T20">(* pChecker)(</text:span><text:span text:style-name="T32">int</text:span><text:span text:style-name="T20">))</text:span><text:line-break/><text:soft-page-break/><text:span text:style-name="T20">{</text:span><text:line-break/><text:span text:style-name="T20"> <text:s text:c="3"/></text:span><text:span text:style-name="T32">int </text:span><text:span text:style-name="T20">n;</text:span><text:line-break/><text:span text:style-name="T20"> <text:s text:c="3"/></text:span><text:span text:style-name="T32">char </text:span><text:span text:style-name="T20">stringNumber[</text:span><text:span text:style-name="T30">MAX_STRING_LENGTH</text:span><text:span text:style-name="T20">];</text:span><text:line-break/><text:span text:style-name="T20"> <text:s text:c="3"/></text:span><text:span text:style-name="T32">while </text:span><text:span text:style-name="T20">(</text:span><text:span text:style-name="T30">true</text:span><text:span text:style-name="T20">)</text:span><text:line-break/><text:span text:style-name="T20"> <text:s text:c="3"/>{</text:span><text:line-break/><text:span text:style-name="T20"> <text:s text:c="7"/>printf(</text:span><text:span text:style-name="T24">"</text:span><text:span text:style-name="T32">%s</text:span><text:span text:style-name="T24">"</text:span><text:span text:style-name="T20">, output);</text:span><text:line-break/><text:span text:style-name="T20"> <text:s text:c="7"/>fflush(</text:span><text:span text:style-name="T30">stdout</text:span><text:span text:style-name="T20">);</text:span><text:line-break/><text:line-break/><text:span text:style-name="T20"> <text:s text:c="7"/>InputLine(stringNumber);</text:span><text:line-break/><text:span text:style-name="T20"> <text:s text:c="7"/></text:span><text:span text:style-name="T32">int </text:span><text:span text:style-name="T20">code = sscanf(stringNumber, </text:span><text:span text:style-name="T24">"</text:span><text:span text:style-name="T32">%d</text:span><text:span text:style-name="T24">"</text:span><text:span text:style-name="T20">, &amp;n);</text:span><text:line-break/><text:span text:style-name="T20"> <text:s text:c="7"/></text:span><text:span text:style-name="T32">if </text:span><text:span text:style-name="T20">(!pChecker(n)) </text:span><text:span text:style-name="T32">continue</text:span><text:span text:style-name="T20">;</text:span><text:line-break/><text:span text:style-name="T20"> <text:s text:c="7"/></text:span><text:span text:style-name="T32">if </text:span><text:span text:style-name="T20">(code &gt; </text:span><text:span text:style-name="T34">0</text:span><text:span text:style-name="T20">) </text:span><text:span text:style-name="T32">break</text:span><text:span text:style-name="T20">;</text:span><text:line-break/><text:span text:style-name="T20"> <text:s text:c="3"/>}</text:span><text:line-break/><text:span text:style-name="T20"> <text:s text:c="3"/></text:span><text:span text:style-name="T32">return </text:span><text:span text:style-name="T20">n;</text:span><text:line-break/><text:span text:style-name="T20">}</text:span></text:p>
      <text:p text:style-name="P26"/>
      <text:h text:style-name="P55" text:outline-level="2"><text:bookmark-start text:name="__RefHeading___Toc6709_953872855"/>ChildProgram/Macro.h<text:bookmark-end text:name="__RefHeading___Toc6709_953872855"/></text:h>
      <text:p text:style-name="P38"/>
      <text:p text:style-name="P32"><text:span text:style-name="T27">/*! \file</text:span><text:span text:style-name="T41"><text:line-break/></text:span><text:span text:style-name="T27"> * <text:s/>\brief <text:s text:c="2"/>Macro</text:span><text:span text:style-name="T41"><text:line-break/></text:span><text:span text:style-name="T27"> *</text:span><text:span text:style-name="T41"><text:line-break/></text:span><text:span text:style-name="T27"> * <text:s/>\details Macro-definitions.</text:span><text:span text:style-name="T41"><text:line-break/></text:span><text:span text:style-name="T27"> */</text:span><text:span text:style-name="T41"><text:line-break/><text:line-break/></text:span><text:span text:style-name="T29">#ifndef </text:span><text:span text:style-name="T31">MACRO_H</text:span><text:span text:style-name="T41"><text:line-break/></text:span><text:span text:style-name="T29">#define </text:span><text:span text:style-name="T31">MACRO_H</text:span><text:span text:style-name="T41"><text:line-break/><text:line-break/></text:span><text:span text:style-name="T29">#include </text:span><text:span text:style-name="T25">&lt;stdlib.h&gt;</text:span><text:span text:style-name="T41"><text:line-break/><text:line-break/></text:span><text:span text:style-name="T27">/*! \brief Macro for pointer checking for null</text:span><text:span text:style-name="T41"><text:line-break/></text:span><text:span text:style-name="T27"> *</text:span><text:span text:style-name="T41"><text:line-break/></text:span><text:span text:style-name="T27"> * <text:s/>\details Program returns EXIT_FAILURE (1) if ptr == NULL. Needed to</text:span><text:span text:style-name="T41"><text:line-break/></text:span><text:span text:style-name="T27"> * <text:s/>check allocated memory using malloc.</text:span><text:span text:style-name="T41"><text:line-break/></text:span><text:span text:style-name="T27"> *</text:span><text:span text:style-name="T41"><text:line-break/></text:span><text:span text:style-name="T27"> * <text:s/>\param ptr Pointer to allocated memory for check</text:span><text:span text:style-name="T41"><text:line-break/></text:span><text:span text:style-name="T27"> */</text:span><text:span text:style-name="T41"><text:line-break/></text:span><text:span text:style-name="T29">#define </text:span><text:span text:style-name="T31">FAILURE_IF_NULLPTR</text:span><text:span text:style-name="T22">(ptr) </text:span><text:span text:style-name="T33">do </text:span><text:span text:style-name="T22">{ \</text:span><text:span text:style-name="T41"><text:line-break/></text:span><text:span text:style-name="T22"> <text:s text:c="3"/></text:span><text:span text:style-name="T33">if</text:span><text:span text:style-name="T22">((ptr) == </text:span><text:span text:style-name="T31">NULL</text:span><text:span text:style-name="T22">) { \</text:span><text:span text:style-name="T41"><text:line-break/></text:span><text:span text:style-name="T22"> <text:s text:c="7"/>fprintf(</text:span><text:span text:style-name="T31">stderr</text:span><text:span text:style-name="T22">, </text:span><text:span text:style-name="T25">"Ошибка при выделении памяти\n"</text:span><text:span text:style-name="T22">); \</text:span><text:span text:style-name="T41"><text:line-break/></text:span><text:span text:style-name="T22"> <text:s text:c="7"/>exit(</text:span><text:span text:style-name="T31">EXIT_FAILURE</text:span><text:span text:style-name="T22">); \</text:span><text:span text:style-name="T41"><text:line-break/></text:span><text:span text:style-name="T22"> <text:s text:c="3"/>} \</text:span><text:span text:style-name="T41"><text:line-break/></text:span><text:span text:style-name="T22">} </text:span><text:span text:style-name="T33">while</text:span><text:span text:style-name="T22">(</text:span><text:span text:style-name="T35">0</text:span><text:span text:style-name="T22">)</text:span><text:span text:style-name="T41"><text:line-break/><text:line-break/></text:span><text:soft-page-break/><text:span text:style-name="T29">#endif </text:span><text:span text:style-name="T27">// MACRO_H</text:span><text:span text:style-name="T42"><text:line-break/></text:span></text:p>
      <text:h text:style-name="P54" text:outline-level="2"><text:bookmark-start text:name="__RefHeading___Toc599_231043195"/>ChildProgram/Matrix.h<text:bookmark-end text:name="__RefHeading___Toc599_231043195"/></text:h>
      <text:p text:style-name="P24"/>
      <text:p text:style-name="P29"><text:span text:style-name="T26">/*! \file</text:span><text:line-break/><text:span text:style-name="T26"> * <text:s/>\brief <text:s text:c="2"/>Matrix structure and functions to use it</text:span><text:line-break/><text:span text:style-name="T26"> *</text:span><text:line-break/><text:span text:style-name="T26"> * <text:s/>\details Matrix structure and functions to calculate sum, determinant,</text:span><text:line-break/><text:span text:style-name="T26"> * <text:s text:c="10"/>etc...</text:span><text:line-break/><text:span text:style-name="T26"> * <text:s/>\bug <text:s text:c="4"/>Unclear first and second indices are row or column.</text:span><text:line-break/><text:span text:style-name="T26"> */</text:span><text:line-break/><text:line-break/><text:span text:style-name="T28">#ifndef </text:span><text:span text:style-name="T30">MATRIX_H</text:span><text:line-break/><text:span text:style-name="T28">#define </text:span><text:span text:style-name="T30">MATRIX_H</text:span><text:line-break/><text:line-break/><text:span text:style-name="T26">/*! \struct Matrix</text:span><text:line-break/><text:span text:style-name="T26"> * <text:s/>\brief Matrix struct</text:span><text:line-break/><text:span text:style-name="T26"> *</text:span><text:line-break/><text:span text:style-name="T26"> * <text:s/>\details Matrix structure. Uses memory allocation, needs frees up memory.</text:span><text:line-break/><text:span text:style-name="T26"> */</text:span><text:line-break/><text:span text:style-name="T32">typedef struct</text:span><text:line-break/><text:span text:style-name="T20">{</text:span><text:line-break/><text:span text:style-name="T20"> <text:s text:c="3"/></text:span><text:span text:style-name="T26">/*!</text:span><text:line-break/><text:span text:style-name="T26"> <text:s text:c="4"/>* Maximum 1st index.</text:span><text:line-break/><text:span text:style-name="T26"> <text:s text:c="4"/>*/</text:span><text:line-break/><text:span text:style-name="T26"> <text:s text:c="3"/></text:span><text:span text:style-name="T32">int </text:span><text:span text:style-name="T36">FirstCount</text:span><text:span text:style-name="T20">;</text:span><text:line-break/><text:span text:style-name="T20"> <text:s text:c="3"/></text:span><text:span text:style-name="T26">/*!</text:span><text:line-break/><text:span text:style-name="T26"> <text:s text:c="4"/>* SecondCount Maximum 2nd index.</text:span><text:line-break/><text:span text:style-name="T26"> <text:s text:c="4"/>*/</text:span><text:line-break/><text:span text:style-name="T26"> <text:s text:c="3"/></text:span><text:span text:style-name="T32">int </text:span><text:span text:style-name="T36">SecondCount</text:span><text:span text:style-name="T20">;</text:span><text:line-break/><text:span text:style-name="T20"> <text:s text:c="3"/></text:span><text:span text:style-name="T26">/*!</text:span><text:line-break/><text:span text:style-name="T26"> <text:s text:c="4"/>* pData Matrix array. To get element use</text:span><text:line-break/><text:span text:style-name="T26"> <text:s text:c="4"/>* matrix-&gt;pData[firstindex][secondindex].</text:span><text:line-break/><text:span text:style-name="T26"> <text:s text:c="4"/>*/</text:span><text:line-break/><text:span text:style-name="T26"> <text:s text:c="3"/></text:span><text:span text:style-name="T32">int</text:span><text:span text:style-name="T20">** </text:span><text:span text:style-name="T36">pData</text:span><text:span text:style-name="T20">;</text:span><text:line-break/><text:span text:style-name="T20">} </text:span><text:span text:style-name="T38">Matrix</text:span><text:span text:style-name="T20">;</text:span><text:line-break/><text:line-break/><text:span text:style-name="T26">/*! \brief Create matrix filled with zeros</text:span><text:line-break/><text:span text:style-name="T26"> *</text:span><text:line-break/><text:span text:style-name="T26"> * <text:s/>\details Allocate memory for new matrix and initialize with zeros.</text:span><text:line-break/><text:span text:style-name="T26"> *</text:span><text:line-break/><text:span text:style-name="T26"> * <text:s/>\param firstCount Maximum 1st index.</text:span><text:line-break/><text:soft-page-break/><text:span text:style-name="T26"> * <text:s/>\param secondCount Maximum 2nd index.</text:span><text:line-break/><text:span text:style-name="T26"> * <text:s/>\return Pointer to new matrix.</text:span><text:line-break/><text:span text:style-name="T26"> */</text:span><text:line-break/><text:span text:style-name="T38">Matrix</text:span><text:span text:style-name="T20">* CreateBlankMatrix(</text:span><text:span text:style-name="T32">int </text:span><text:span text:style-name="T20">firstCount, </text:span><text:span text:style-name="T32">int </text:span><text:span text:style-name="T20">secondCount);</text:span><text:line-break/><text:line-break/><text:span text:style-name="T26">/*! \brief Create non-initialized matrix</text:span><text:line-break/><text:span text:style-name="T26"> *</text:span><text:line-break/><text:span text:style-name="T26"> * <text:s/>\details Allocate memory for new matrix. Matrix filled with garbage.</text:span><text:line-break/><text:span text:style-name="T26"> *</text:span><text:line-break/><text:span text:style-name="T26"> * <text:s/>\param firstCount Maximum 1st index.</text:span><text:line-break/><text:span text:style-name="T26"> * <text:s/>\param secondCount Maximum 2nd index.</text:span><text:line-break/><text:span text:style-name="T26"> * <text:s/>\return Pointer to new matrix.</text:span><text:line-break/><text:span text:style-name="T26"> */</text:span><text:line-break/><text:span text:style-name="T38">Matrix</text:span><text:span text:style-name="T20">* CreateEmptyMatrix(</text:span><text:span text:style-name="T32">int </text:span><text:span text:style-name="T20">firstCount, </text:span><text:span text:style-name="T32">int </text:span><text:span text:style-name="T20">secondCount);</text:span><text:line-break/><text:line-break/><text:span text:style-name="T26">/*! \brief Adds matrices</text:span><text:line-break/><text:span text:style-name="T26"> *</text:span><text:line-break/><text:span text:style-name="T26"> * <text:s/>\details Allocate memory for new matrix equals to matrixA + matrixB.</text:span><text:line-break/><text:span text:style-name="T26"> *</text:span><text:line-break/><text:span text:style-name="T26"> * <text:s/>\param pMatrixA 1st matrix to add.</text:span><text:line-break/><text:span text:style-name="T26"> * <text:s/>\param pMatrixB 2nd matrix to add.</text:span><text:line-break/><text:span text:style-name="T26"> * <text:s/>\return Pointer to sum.</text:span><text:line-break/><text:span text:style-name="T26"> */</text:span><text:line-break/><text:span text:style-name="T38">Matrix</text:span><text:span text:style-name="T20">* SumMatrices(</text:span><text:span text:style-name="T38">Matrix</text:span><text:span text:style-name="T20">* pMatrixA, </text:span><text:span text:style-name="T38">Matrix</text:span><text:span text:style-name="T20">* pMatrixB);</text:span><text:line-break/><text:line-break/><text:span text:style-name="T26">/*! \brief Calculates minor of matrix</text:span><text:line-break/><text:span text:style-name="T26"> *</text:span><text:line-break/><text:span text:style-name="T26"> * <text:s/>\details Allocate memory for new matrix which has't specified row and</text:span><text:line-break/><text:span text:style-name="T26"> * <text:s text:c="10"/>column.</text:span><text:line-break/><text:span text:style-name="T26"> *</text:span><text:line-break/><text:span text:style-name="T26"> * <text:s/>\param pMatrix Matrix to create minor.</text:span><text:line-break/><text:span text:style-name="T26"> * <text:s/>\param firstIndex 1st-dimension to exclude (column).</text:span><text:line-break/><text:span text:style-name="T26"> * <text:s/>\param secondIndex 2nd-dimension to exclude (row).</text:span><text:line-break/><text:span text:style-name="T26"> * <text:s/>\return Pointer to created minor.</text:span><text:line-break/><text:span text:style-name="T26"> */</text:span><text:line-break/><text:span text:style-name="T38">Matrix</text:span><text:span text:style-name="T20">* GetMinor(</text:span><text:span text:style-name="T38">Matrix</text:span><text:span text:style-name="T20">* pMatrix, </text:span><text:span text:style-name="T32">int </text:span><text:span text:style-name="T20">firstIndex, </text:span><text:span text:style-name="T32">int </text:span><text:span text:style-name="T20">secondIndex);</text:span><text:line-break/><text:line-break/><text:span text:style-name="T26">/*! \brief Calculates determinant of 2x2 matrix</text:span><text:line-break/><text:span text:style-name="T26"> *</text:span><text:line-break/><text:span text:style-name="T26"> * <text:s/>\details Calculates determinant only for 2x2 matrices.</text:span><text:line-break/><text:span text:style-name="T26"> *</text:span><text:line-break/><text:span text:style-name="T26"> * <text:s/>\param pMatrix 2x2 matrix to calculate determinant.</text:span><text:line-break/><text:span text:style-name="T26"> * <text:s/>\return Determinant integer.</text:span><text:line-break/><text:soft-page-break/><text:span text:style-name="T26"> */</text:span><text:line-break/><text:span text:style-name="T32">int </text:span><text:span text:style-name="T20">CalculateDeterminant2x2(</text:span><text:span text:style-name="T38">Matrix</text:span><text:span text:style-name="T20">* pMatrix);</text:span><text:line-break/><text:line-break/><text:span text:style-name="T26">/*! \brief Calculates determinant matrix</text:span><text:line-break/><text:span text:style-name="T26"> *</text:span><text:line-break/><text:span text:style-name="T26"> * <text:s/>\details Calculates matrix determinant.</text:span><text:line-break/><text:span text:style-name="T26"> *</text:span><text:line-break/><text:span text:style-name="T26"> * <text:s/>\param pMatrix Matrix to calculate determinant.</text:span><text:line-break/><text:span text:style-name="T26"> * <text:s/>\return Determinant integer.</text:span><text:line-break/><text:span text:style-name="T26"> */</text:span><text:line-break/><text:span text:style-name="T32">int </text:span><text:span text:style-name="T20">CalculateDeterminant(</text:span><text:span text:style-name="T38">Matrix</text:span><text:span text:style-name="T20">* pMatrix);</text:span><text:line-break/><text:line-break/><text:span text:style-name="T26">/*! \brief Frees up matrix memory</text:span><text:line-break/><text:span text:style-name="T26"> *</text:span><text:line-break/><text:span text:style-name="T26"> * <text:s/>\details Frees up memory to destroy matrix</text:span><text:line-break/><text:span text:style-name="T26"> *</text:span><text:line-break/><text:span text:style-name="T26"> * <text:s/>\param pMatrix Matrix to free.</text:span><text:line-break/><text:span text:style-name="T26"> */</text:span><text:line-break/><text:span text:style-name="T32">void </text:span><text:span text:style-name="T20">FreeMatrix(</text:span><text:span text:style-name="T38">Matrix</text:span><text:span text:style-name="T20">* pMatrix);</text:span><text:line-break/><text:line-break/><text:span text:style-name="T28">#endif </text:span><text:span text:style-name="T26">// MATRIX_H</text:span><text:line-break/></text:p>
      <text:h text:style-name="P54" text:outline-level="2"><text:bookmark-start text:name="__RefHeading___Toc601_231043195"/>ChildProgram/Matrix.c<text:bookmark-end text:name="__RefHeading___Toc601_231043195"/></text:h>
      <text:p text:style-name="P24"/>
      <text:p text:style-name="P32"><text:span text:style-name="T26">/*! \file</text:span><text:line-break/><text:span text:style-name="T26"> *</text:span><text:line-break/><text:span text:style-name="T26"> * <text:s/>\brief Implements functions of Matrix.h</text:span><text:line-break/><text:span text:style-name="T26"> */</text:span><text:line-break/><text:line-break/><text:span text:style-name="T28">#include </text:span><text:span text:style-name="T24">&lt;malloc.h&gt;</text:span><text:line-break/><text:span text:style-name="T28">#include </text:span><text:span text:style-name="T24">&lt;assert.h&gt;</text:span><text:line-break/><text:line-break/><text:span text:style-name="T28">#include </text:span><text:span text:style-name="T24">"Matrix.h"<text:line-break/></text:span><text:span text:style-name="T29">#include </text:span><text:span text:style-name="T25">"Macro.h"</text:span><text:line-break/><text:line-break/><text:span text:style-name="T38">Matrix</text:span><text:span text:style-name="T20">* CreateBlankMatrix(</text:span><text:span text:style-name="T32">int </text:span><text:span text:style-name="T20">firstCount, </text:span><text:span text:style-name="T32">int </text:span><text:span text:style-name="T20">secondCount)</text:span><text:line-break/><text:span text:style-name="T20">{</text:span><text:line-break/><text:span text:style-name="T20"> <text:s text:c="3"/></text:span><text:span text:style-name="T38">Matrix</text:span><text:span text:style-name="T20">* pRet = (</text:span><text:span text:style-name="T38">Matrix</text:span><text:span text:style-name="T20">*) malloc(</text:span><text:span text:style-name="T32">sizeof</text:span><text:span text:style-name="T20">(</text:span><text:span text:style-name="T38">Matrix</text:span><text:span text:style-name="T20">));</text:span></text:p>
      <text:p text:style-name="P28"><text:span text:style-name="T20"><text:s text:c="4"/></text:span><text:span text:style-name="T31">FAILURE_IF_NULLPTR</text:span><text:span text:style-name="T22">(pRet);</text:span><text:line-break/><text:span text:style-name="T20"> <text:s text:c="3"/>pRet-&gt;</text:span><text:span text:style-name="T36">SecondCount </text:span><text:span text:style-name="T20">= secondCount;</text:span><text:line-break/><text:soft-page-break/><text:span text:style-name="T20"> <text:s text:c="3"/>pRet-&gt;</text:span><text:span text:style-name="T36">FirstCount </text:span><text:span text:style-name="T20">= firstCount;</text:span><text:line-break/><text:span text:style-name="T20"> <text:s text:c="3"/>pRet-&gt;</text:span><text:span text:style-name="T36">pData </text:span><text:span text:style-name="T20">= (</text:span><text:span text:style-name="T32">int</text:span><text:span text:style-name="T20">**) malloc(pRet-&gt;</text:span><text:span text:style-name="T36">FirstCount </text:span><text:span text:style-name="T20">* </text:span><text:span text:style-name="T32">sizeof</text:span><text:span text:style-name="T20">(</text:span><text:span text:style-name="T32">int</text:span><text:span text:style-name="T20">*));</text:span></text:p>
      <text:p text:style-name="P28"><text:span text:style-name="T20"><text:s text:c="4"/></text:span><text:span text:style-name="T31">FAILURE_IF_NULLPTR</text:span><text:span text:style-name="T22">(</text:span><text:span text:style-name="T21">pRet-&gt;</text:span><text:span text:style-name="T37">pData</text:span><text:span text:style-name="T22">);</text:span><text:line-break/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Ret-&gt;</text:span><text:span text:style-name="T36">FirstCount</text:span><text:span text:style-name="T20">; i++)</text:span><text:line-break/><text:span text:style-name="T20"> <text:s text:c="3"/>{</text:span><text:line-break/><text:span text:style-name="T20"> <text:s text:c="7"/>pRet-&gt;</text:span><text:span text:style-name="T36">pData</text:span><text:span text:style-name="T20">[i] = (</text:span><text:span text:style-name="T32">int</text:span><text:span text:style-name="T20">*) malloc(pRet-&gt;</text:span><text:span text:style-name="T36">SecondCount </text:span><text:span text:style-name="T20">* </text:span><text:span text:style-name="T32">sizeof</text:span><text:span text:style-name="T20">(</text:span><text:span text:style-name="T32">int</text:span><text:span text:style-name="T20">));</text:span></text:p>
      <text:p text:style-name="P28"><text:span text:style-name="T20"><text:s text:c="8"/></text:span><text:span text:style-name="T31">FAILURE_IF_NULLPTR</text:span><text:span text:style-name="T22">(</text:span><text:span text:style-name="T21">pRet-&gt;</text:span><text:span text:style-name="T37">pData</text:span><text:span text:style-name="T21">[i]</text:span><text:span text:style-name="T22">);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pRet-&gt;</text:span><text:span text:style-name="T36">SecondCount</text:span><text:span text:style-name="T20">; j++)</text:span><text:line-break/><text:span text:style-name="T20"> <text:s text:c="7"/>{</text:span><text:line-break/><text:span text:style-name="T20"> <text:s text:c="11"/>pRet-&gt;</text:span><text:span text:style-name="T36">pData</text:span><text:span text:style-name="T20">[i][j] = </text:span><text:span text:style-name="T34">0</text:span><text:span text:style-name="T20">;</text:span><text:line-break/><text:span text:style-name="T20"> <text:s text:c="7"/>}</text:span><text:line-break/><text:span text:style-name="T20"> <text:s text:c="3"/>}</text:span><text:line-break/><text:line-break/><text:span text:style-name="T20"> <text:s text:c="3"/></text:span><text:span text:style-name="T32">return </text:span><text:span text:style-name="T20">pRet;</text:span><text:line-break/><text:span text:style-name="T20">}</text:span><text:line-break/><text:line-break/><text:span text:style-name="T38">Matrix</text:span><text:span text:style-name="T20">* CreateEmptyMatrix(</text:span><text:span text:style-name="T32">int </text:span><text:span text:style-name="T20">firstCount, </text:span><text:span text:style-name="T32">int </text:span><text:span text:style-name="T20">secondCount)</text:span><text:line-break/><text:span text:style-name="T20">{</text:span><text:line-break/><text:span text:style-name="T20"> <text:s text:c="3"/></text:span><text:span text:style-name="T38">Matrix</text:span><text:span text:style-name="T20">* pRet = (</text:span><text:span text:style-name="T38">Matrix</text:span><text:span text:style-name="T20">*) malloc(</text:span><text:span text:style-name="T32">sizeof</text:span><text:span text:style-name="T20">(</text:span><text:span text:style-name="T38">Matrix</text:span><text:span text:style-name="T20">));</text:span></text:p>
      <text:p text:style-name="P28"><text:span text:style-name="T20"><text:s text:c="4"/></text:span><text:span text:style-name="T31">FAILURE_IF_NULLPTR</text:span><text:span text:style-name="T22">(pRet);</text:span><text:line-break/><text:span text:style-name="T20"> <text:s text:c="3"/>pRet-&gt;</text:span><text:span text:style-name="T36">SecondCount </text:span><text:span text:style-name="T20">= secondCount;</text:span><text:line-break/><text:span text:style-name="T20"> <text:s text:c="3"/>pRet-&gt;</text:span><text:span text:style-name="T36">FirstCount </text:span><text:span text:style-name="T20">= firstCount;</text:span><text:line-break/><text:span text:style-name="T20"> <text:s text:c="3"/>pRet-&gt;</text:span><text:span text:style-name="T36">pData </text:span><text:span text:style-name="T20">= (</text:span><text:span text:style-name="T32">int</text:span><text:span text:style-name="T20">**) malloc(pRet-&gt;</text:span><text:span text:style-name="T36">FirstCount </text:span><text:span text:style-name="T20">* </text:span><text:span text:style-name="T32">sizeof</text:span><text:span text:style-name="T20">(</text:span><text:span text:style-name="T32">int</text:span><text:span text:style-name="T20">*));</text:span></text:p>
      <text:p text:style-name="P28"><text:span text:style-name="T20"><text:s text:c="4"/></text:span><text:span text:style-name="T31">FAILURE_IF_NULLPTR</text:span><text:span text:style-name="T22">(</text:span><text:span text:style-name="T21">pRet-&gt;</text:span><text:span text:style-name="T37">pData</text:span><text:span text:style-name="T22">);</text:span><text:line-break/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Ret-&gt;</text:span><text:span text:style-name="T36">FirstCount</text:span><text:span text:style-name="T20">; i++)</text:span><text:line-break/><text:span text:style-name="T20"> <text:s text:c="3"/>{</text:span><text:line-break/><text:span text:style-name="T20"> <text:s text:c="7"/>pRet-&gt;</text:span><text:span text:style-name="T36">pData</text:span><text:span text:style-name="T20">[i] = (</text:span><text:span text:style-name="T32">int</text:span><text:span text:style-name="T20">*) malloc(pRet-&gt;</text:span><text:span text:style-name="T36">SecondCount </text:span><text:span text:style-name="T20">* </text:span><text:span text:style-name="T32">sizeof</text:span><text:span text:style-name="T20">(</text:span><text:span text:style-name="T32">int</text:span><text:span text:style-name="T20">));</text:span></text:p>
      <text:p text:style-name="P28"><text:span text:style-name="T20"><text:s text:c="8"/></text:span><text:span text:style-name="T31">FAILURE_IF_NULLPTR</text:span><text:span text:style-name="T22">(</text:span><text:span text:style-name="T21">pRet-&gt;</text:span><text:span text:style-name="T37">pData</text:span><text:span text:style-name="T21">[i]</text:span><text:span text:style-name="T22">);</text:span><text:line-break/><text:span text:style-name="T20"> <text:s text:c="3"/>}</text:span><text:line-break/><text:span text:style-name="T20"> <text:s text:c="3"/></text:span><text:span text:style-name="T32">return </text:span><text:span text:style-name="T20">pRet;</text:span><text:line-break/><text:span text:style-name="T20">}</text:span><text:line-break/><text:line-break/><text:span text:style-name="T38">Matrix</text:span><text:span text:style-name="T20">* SumMatrices(</text:span><text:span text:style-name="T38">Matrix</text:span><text:span text:style-name="T20">* pMatrixA, </text:span><text:span text:style-name="T38">Matrix</text:span><text:span text:style-name="T20">* pMatrixB)</text:span><text:line-break/><text:span text:style-name="T20">{</text:span><text:line-break/><text:span text:style-name="T20"> <text:s text:c="3"/></text:span><text:span text:style-name="T30">assert</text:span><text:span text:style-name="T20">(pMatrixA-&gt;</text:span><text:span text:style-name="T36">SecondCount </text:span><text:span text:style-name="T20">== pMatrixB-&gt;</text:span><text:span text:style-name="T36">SecondCount</text:span><text:span text:style-name="T20">);</text:span><text:line-break/><text:span text:style-name="T20"> <text:s text:c="3"/></text:span><text:span text:style-name="T30">assert</text:span><text:span text:style-name="T20">(pMatrixA-&gt;</text:span><text:span text:style-name="T36">FirstCount </text:span><text:span text:style-name="T20">== pMatrixB-&gt;</text:span><text:span text:style-name="T36">FirstCount</text:span><text:span text:style-name="T20">);</text:span><text:line-break/><text:line-break/><text:span text:style-name="T20"> <text:s text:c="3"/></text:span><text:span text:style-name="T38">Matrix</text:span><text:span text:style-name="T20">* pRet =</text:span><text:line-break/><text:span text:style-name="T20"> <text:s text:c="11"/>CreateEmptyMatrix(pMatrixA-&gt;</text:span><text:span text:style-name="T36">FirstCount</text:span><text:span text:style-name="T20">, pMatrixA-&gt;</text:span><text:span text:style-name="T36">SecondCount</text:span><text:span text:style-name="T20">);</text:span><text:line-break/><text:soft-page-break/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Ret-&gt;</text:span><text:span text:style-name="T36">FirstCount</text:span><text:span text:style-name="T20">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pRet-&gt;</text:span><text:span text:style-name="T36">SecondCount</text:span><text:span text:style-name="T20">; j++)</text:span><text:line-break/><text:span text:style-name="T20"> <text:s text:c="7"/>{</text:span><text:line-break/><text:span text:style-name="T20"> <text:s text:c="11"/>pRet-&gt;</text:span><text:span text:style-name="T36">pData</text:span><text:span text:style-name="T20">[i][j] = pMatrixA-&gt;</text:span><text:span text:style-name="T36">pData</text:span><text:span text:style-name="T20">[i][j] + pMatrixB-&gt;</text:span><text:span text:style-name="T36">pData</text:span><text:span text:style-name="T20">[i][j];</text:span><text:line-break/><text:span text:style-name="T20"> <text:s text:c="7"/>}</text:span><text:line-break/><text:span text:style-name="T20"> <text:s text:c="3"/>}</text:span><text:line-break/><text:line-break/><text:span text:style-name="T20"> <text:s text:c="3"/></text:span><text:span text:style-name="T32">return </text:span><text:span text:style-name="T20">pRet;</text:span><text:line-break/><text:span text:style-name="T20">}</text:span><text:line-break/><text:line-break/><text:span text:style-name="T38">Matrix</text:span><text:span text:style-name="T20">* GetMinor(</text:span><text:span text:style-name="T38">Matrix</text:span><text:span text:style-name="T20">* pMatrix, </text:span><text:span text:style-name="T32">int </text:span><text:span text:style-name="T20">firstIndex, </text:span><text:span text:style-name="T32">int </text:span><text:span text:style-name="T20">secondIndex)</text:span><text:line-break/><text:span text:style-name="T20">{</text:span><text:line-break/><text:span text:style-name="T20"> <text:s text:c="3"/></text:span><text:span text:style-name="T38">Matrix</text:span><text:span text:style-name="T20">* pRet = CreateEmptyMatrix(</text:span><text:line-break/><text:span text:style-name="T20"> <text:s text:c="11"/>pMatrix-&gt;</text:span><text:span text:style-name="T36">FirstCount </text:span><text:span text:style-name="T20">- </text:span><text:span text:style-name="T34">1</text:span><text:span text:style-name="T20">,</text:span><text:line-break/><text:span text:style-name="T20"> <text:s text:c="11"/>pMatrix-&gt;</text:span><text:span text:style-name="T36">SecondCount </text:span><text:span text:style-name="T20">- </text:span><text:span text:style-name="T34">1</text:span><text:span text:style-name="T20">);</text:span><text:line-break/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Ret-&gt;</text:span><text:span text:style-name="T36">FirstCount</text:span><text:span text:style-name="T20">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pRet-&gt;</text:span><text:span text:style-name="T36">SecondCount</text:span><text:span text:style-name="T20">; j++)</text:span><text:line-break/><text:span text:style-name="T20"> <text:s text:c="7"/>{</text:span><text:line-break/><text:span text:style-name="T20"> <text:s text:c="11"/></text:span><text:span text:style-name="T32">int </text:span><text:span text:style-name="T20">oldi = i;</text:span><text:line-break/><text:span text:style-name="T20"> <text:s text:c="11"/></text:span><text:span text:style-name="T32">int </text:span><text:span text:style-name="T20">oldj = j;</text:span><text:line-break/><text:span text:style-name="T20"> <text:s text:c="11"/></text:span><text:span text:style-name="T32">if </text:span><text:span text:style-name="T20">(i &gt;= firstIndex)</text:span><text:line-break/><text:span text:style-name="T20"> <text:s text:c="11"/>{</text:span><text:line-break/><text:span text:style-name="T20"> <text:s text:c="15"/>oldi++;</text:span><text:line-break/><text:span text:style-name="T20"> <text:s text:c="11"/>}</text:span><text:line-break/><text:span text:style-name="T20"> <text:s text:c="11"/></text:span><text:span text:style-name="T32">if </text:span><text:span text:style-name="T20">(j &gt;= secondIndex)</text:span><text:line-break/><text:span text:style-name="T20"> <text:s text:c="11"/>{</text:span><text:line-break/><text:span text:style-name="T20"> <text:s text:c="15"/>oldj++;</text:span><text:line-break/><text:span text:style-name="T20"> <text:s text:c="11"/>}</text:span><text:line-break/><text:span text:style-name="T20"> <text:s text:c="11"/>pRet-&gt;</text:span><text:span text:style-name="T36">pData</text:span><text:span text:style-name="T20">[i][j] = pMatrix-&gt;</text:span><text:span text:style-name="T36">pData</text:span><text:span text:style-name="T20">[oldi][oldj];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32">return </text:span><text:span text:style-name="T20">pRet;</text:span><text:line-break/><text:span text:style-name="T20">}</text:span><text:line-break/><text:line-break/><text:span text:style-name="T32">int </text:span><text:span text:style-name="T20">CalculateDeterminant2x2(</text:span><text:span text:style-name="T38">Matrix</text:span><text:span text:style-name="T20">* pMatrix)</text:span><text:line-break/><text:span text:style-name="T20">{</text:span><text:line-break/><text:span text:style-name="T20"> <text:s text:c="3"/></text:span><text:span text:style-name="T30">assert</text:span><text:span text:style-name="T20">(pMatrix-&gt;</text:span><text:span text:style-name="T36">FirstCount </text:span><text:span text:style-name="T20">== </text:span><text:span text:style-name="T34">2</text:span><text:span text:style-name="T20">);</text:span><text:line-break/><text:span text:style-name="T20"> <text:s text:c="3"/></text:span><text:span text:style-name="T30">assert</text:span><text:span text:style-name="T20">(pMatrix-&gt;</text:span><text:span text:style-name="T36">SecondCount </text:span><text:span text:style-name="T20">== </text:span><text:span text:style-name="T34">2</text:span><text:span text:style-name="T20">);</text:span><text:line-break/><text:soft-page-break/><text:line-break/><text:span text:style-name="T20"> <text:s text:c="3"/></text:span><text:span text:style-name="T32">int </text:span><text:span text:style-name="T20">a = 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;</text:span><text:line-break/><text:span text:style-name="T20"> <text:s text:c="3"/></text:span><text:span text:style-name="T32">int </text:span><text:span text:style-name="T20">b = 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;</text:span><text:line-break/><text:span text:style-name="T20"> <text:s text:c="3"/></text:span><text:span text:style-name="T32">int </text:span><text:span text:style-name="T20">c = 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;</text:span><text:line-break/><text:span text:style-name="T20"> <text:s text:c="3"/></text:span><text:span text:style-name="T32">int </text:span><text:span text:style-name="T20">d = 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;</text:span><text:line-break/><text:span text:style-name="T20"> <text:s text:c="3"/></text:span><text:span text:style-name="T32">return </text:span><text:span text:style-name="T20">a * d - c * b;</text:span><text:line-break/><text:span text:style-name="T20">}</text:span><text:line-break/><text:line-break/><text:span text:style-name="T32">int </text:span><text:span text:style-name="T20">CalculateDeterminant(</text:span><text:span text:style-name="T38">Matrix</text:span><text:span text:style-name="T20">* pMatrix)</text:span><text:line-break/><text:span text:style-name="T20">{</text:span><text:line-break/><text:span text:style-name="T20"> <text:s text:c="3"/></text:span><text:span text:style-name="T30">assert</text:span><text:span text:style-name="T20">(pMatrix-&gt;</text:span><text:span text:style-name="T36">FirstCount </text:span><text:span text:style-name="T20">== pMatrix-&gt;</text:span><text:span text:style-name="T36">SecondCount</text:span><text:span text:style-name="T20">);</text:span><text:line-break/><text:line-break/><text:span text:style-name="T20"> <text:s text:c="3"/></text:span><text:span text:style-name="T32">int </text:span><text:span text:style-name="T20">n = pMatrix-&gt;</text:span><text:span text:style-name="T36">FirstCount</text:span><text:span text:style-name="T20">;</text:span><text:line-break/><text:line-break/><text:span text:style-name="T20"> <text:s text:c="3"/></text:span><text:span text:style-name="T32">if </text:span><text:span text:style-name="T20">(n == </text:span><text:span text:style-name="T34">1</text:span><text:span text:style-name="T20">)</text:span><text:line-break/><text:span text:style-name="T20"> <text:s text:c="3"/>{</text:span><text:line-break/><text:span text:style-name="T20"> <text:s text:c="7"/></text:span><text:span text:style-name="T32">return </text:span><text:span text:style-name="T20">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;</text:span><text:line-break/><text:span text:style-name="T20"> <text:s text:c="3"/>}</text:span><text:line-break/><text:span text:style-name="T20"> <text:s text:c="3"/></text:span><text:span text:style-name="T32">if </text:span><text:span text:style-name="T20">(n == </text:span><text:span text:style-name="T34">2</text:span><text:span text:style-name="T20">)</text:span><text:line-break/><text:span text:style-name="T20"> <text:s text:c="3"/>{</text:span><text:line-break/><text:span text:style-name="T20"> <text:s text:c="7"/></text:span><text:span text:style-name="T32">return </text:span><text:span text:style-name="T20">CalculateDeterminant2x2(pMatrix);</text:span><text:line-break/><text:span text:style-name="T20"> <text:s text:c="3"/>}</text:span><text:line-break/><text:span text:style-name="T20"> <text:s text:c="3"/></text:span><text:span text:style-name="T32">if </text:span><text:span text:style-name="T20">(n &gt;= </text:span><text:span text:style-name="T34">3</text:span><text:span text:style-name="T20">)</text:span><text:line-break/><text:span text:style-name="T20"> <text:s text:c="3"/>{</text:span><text:line-break/><text:span text:style-name="T20"> <text:s text:c="7"/></text:span><text:span text:style-name="T32">int </text:span><text:span text:style-name="T20">ret = </text:span><text:span text:style-name="T34">0</text:span><text:span text:style-name="T20">;</text:span><text:line-break/><text:span text:style-name="T20"> <text:s text:c="7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Matrix-&gt;</text:span><text:span text:style-name="T36">FirstCount</text:span><text:span text:style-name="T20">; i++)</text:span><text:line-break/><text:span text:style-name="T20"> <text:s text:c="7"/>{</text:span><text:line-break/><text:span text:style-name="T20"> <text:s text:c="11"/></text:span><text:span text:style-name="T32">int </text:span><text:span text:style-name="T20">sign = (i % </text:span><text:span text:style-name="T34">2</text:span><text:span text:style-name="T20">) ? -</text:span><text:span text:style-name="T34">1 </text:span><text:span text:style-name="T20">: </text:span><text:span text:style-name="T34">1</text:span><text:span text:style-name="T20">;</text:span><text:line-break/><text:span text:style-name="T20"> <text:s text:c="11"/></text:span><text:span text:style-name="T38">Matrix</text:span><text:span text:style-name="T20">* minor = GetMinor(pMatrix, </text:span><text:span text:style-name="T34">0</text:span><text:span text:style-name="T20">, i);</text:span><text:line-break/><text:span text:style-name="T20"> <text:s text:c="11"/></text:span><text:span text:style-name="T32">int </text:span><text:span text:style-name="T20">det = CalculateDeterminant(minor);</text:span><text:line-break/><text:span text:style-name="T20"> <text:s text:c="11"/></text:span><text:span text:style-name="T32">int </text:span><text:span text:style-name="T20">firstRow = pMatrix-&gt;</text:span><text:span text:style-name="T36">pData</text:span><text:span text:style-name="T20">[</text:span><text:span text:style-name="T34">0</text:span><text:span text:style-name="T20">][i];</text:span><text:line-break/><text:span text:style-name="T20"> <text:s text:c="11"/>ret += sign * firstRow * det;</text:span><text:line-break/><text:span text:style-name="T20"> <text:s text:c="11"/>FreeMatrix(minor);</text:span><text:line-break/><text:span text:style-name="T20"> <text:s text:c="7"/>}</text:span><text:line-break/><text:span text:style-name="T20"> <text:s text:c="7"/></text:span><text:span text:style-name="T32">return </text:span><text:span text:style-name="T20">ret;</text:span><text:line-break/><text:span text:style-name="T20"> <text:s text:c="3"/>}</text:span><text:line-break/><text:span text:style-name="T20">}</text:span><text:line-break/><text:line-break/><text:span text:style-name="T32">void </text:span><text:span text:style-name="T20">FreeMatrix(</text:span><text:span text:style-name="T38">Matrix</text:span><text:span text:style-name="T20">* pMatrix)</text:span><text:line-break/><text:span text:style-name="T20">{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pMatrix-&gt;</text:span><text:span text:style-name="T36">FirstCount</text:span><text:span text:style-name="T20">; i++)</text:span><text:line-break/><text:span text:style-name="T20"> <text:s text:c="3"/>{</text:span><text:line-break/><text:soft-page-break/><text:span text:style-name="T20"> <text:s text:c="7"/>free(pMatrix-&gt;</text:span><text:span text:style-name="T36">pData</text:span><text:span text:style-name="T20">[i]);</text:span><text:line-break/><text:span text:style-name="T20"> <text:s text:c="3"/>}</text:span><text:line-break/><text:span text:style-name="T20"> <text:s text:c="3"/>free(pMatrix-&gt;</text:span><text:span text:style-name="T36">pData</text:span><text:span text:style-name="T20">);</text:span><text:line-break/><text:span text:style-name="T20"> <text:s text:c="3"/>free(pMatrix);</text:span><text:line-break/><text:span text:style-name="T20">}</text:span></text:p>
      <text:p text:style-name="P26"/>
      <text:h text:style-name="P54" text:outline-level="2"><text:bookmark-start text:name="__RefHeading___Toc603_231043195"/>ChildProgram/MatrixTests.h<text:bookmark-end text:name="__RefHeading___Toc603_231043195"/></text:h>
      <text:p text:style-name="P24"/>
      <text:p text:style-name="P29"><text:span text:style-name="T26">/*! \file</text:span><text:line-break/><text:span text:style-name="T26"> * <text:s/>\brief <text:s text:c="2"/>Tests for matrix</text:span><text:line-break/><text:span text:style-name="T26"> *</text:span><text:line-break/><text:span text:style-name="T26"> * <text:s/>\details Tests for matrix structure and functions.</text:span><text:line-break/><text:span text:style-name="T26"> */</text:span><text:line-break/><text:line-break/><text:span text:style-name="T28">#ifndef </text:span><text:span text:style-name="T30">MATRIXTESTS_H</text:span><text:line-break/><text:span text:style-name="T28">#define </text:span><text:span text:style-name="T30">MATRIXTESTS_H</text:span><text:line-break/><text:line-break/><text:span text:style-name="T28">#include </text:span><text:span text:style-name="T24">&lt;CUnit/Basic.h&gt;</text:span><text:line-break/><text:line-break/><text:span text:style-name="T28">#include </text:span><text:span text:style-name="T24">"Matrix.h"</text:span><text:line-break/><text:line-break/><text:span text:style-name="T26">/*! \brief Test for create an empty 3x2 Matrix</text:span><text:line-break/><text:span text:style-name="T26"> */</text:span><text:line-break/><text:span text:style-name="T32">void </text:span><text:span text:style-name="T20">Blank3x2_MatrixTest(</text:span><text:span text:style-name="T32">void</text:span><text:span text:style-name="T20">);</text:span><text:line-break/><text:line-break/><text:span text:style-name="T26">/*! \brief Test for sum 2x2 Matrix</text:span><text:line-break/><text:span text:style-name="T26"> */</text:span><text:line-break/><text:span text:style-name="T32">void </text:span><text:span text:style-name="T20">Sum2x2_MatrixTest(</text:span><text:span text:style-name="T32">void</text:span><text:span text:style-name="T20">);</text:span><text:line-break/><text:line-break/><text:span text:style-name="T26">/*! \brief Test for calculate determinant 2x2 Matrix</text:span><text:line-break/><text:span text:style-name="T26"> */</text:span><text:line-break/><text:span text:style-name="T32">void </text:span><text:span text:style-name="T20">Det2x2_MatrixTest(</text:span><text:span text:style-name="T32">void</text:span><text:span text:style-name="T20">);</text:span><text:line-break/><text:line-break/><text:span text:style-name="T26">/*! \brief Test for calculate determinant 3x3 Matrix</text:span><text:line-break/><text:span text:style-name="T26"> */</text:span><text:line-break/><text:span text:style-name="T32">void </text:span><text:span text:style-name="T20">Det3x3_MatrixTest(</text:span><text:span text:style-name="T32">void</text:span><text:span text:style-name="T20">);</text:span><text:line-break/><text:line-break/><text:span text:style-name="T26">/*! \brief Test for calculate determinant 7x7 Matrix</text:span><text:line-break/><text:span text:style-name="T26"> */</text:span><text:line-break/><text:soft-page-break/><text:span text:style-name="T32">void </text:span><text:span text:style-name="T20">Det7x7_MatrixTest(</text:span><text:span text:style-name="T32">void</text:span><text:span text:style-name="T20">);</text:span><text:line-break/><text:line-break/><text:span text:style-name="T26">/*! \brief Test for calculate 2x3 minor for 3x4 Matrix</text:span><text:line-break/><text:span text:style-name="T26"> */</text:span><text:line-break/><text:span text:style-name="T32">void </text:span><text:span text:style-name="T20">Minor3x4_MatrixTest(</text:span><text:span text:style-name="T32">void</text:span><text:span text:style-name="T20">);</text:span><text:line-break/><text:line-break/><text:span text:style-name="T28">#endif </text:span><text:span text:style-name="T26">// MATRIXTESTS_H</text:span><text:line-break/></text:p>
      <text:h text:style-name="P54" text:outline-level="2"><text:bookmark-start text:name="__RefHeading___Toc605_231043195"/>ChildProgram/MatrixTests.c<text:bookmark-end text:name="__RefHeading___Toc605_231043195"/></text:h>
      <text:p text:style-name="P24"/>
      <text:p text:style-name="P29"><text:span text:style-name="T26">/*! \file</text:span><text:line-break/><text:span text:style-name="T26"> *</text:span><text:line-break/><text:span text:style-name="T26"> * <text:s/>\brief Implements tests of MatrixTests.h</text:span><text:line-break/><text:span text:style-name="T26"> */</text:span><text:line-break/><text:line-break/><text:span text:style-name="T28">#include </text:span><text:span text:style-name="T24">"MatrixTests.h"</text:span><text:line-break/><text:line-break/><text:span text:style-name="T32">void </text:span><text:span text:style-name="T20">Blank3x2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 = CreateBlankMatrix(</text:span><text:span text:style-name="T34">3</text:span><text:span text:style-name="T20">, </text:span><text:span text:style-name="T34">2</text:span><text:span text:style-name="T20">);</text:span><text:line-break/><text:line-break/><text:span text:style-name="T20"> <text:s text:c="3"/></text:span><text:span text:style-name="T30">CU_ASSERT_EQUAL</text:span><text:span text:style-name="T20">(pMatrix-&gt;</text:span><text:span text:style-name="T36">FirstCount</text:span><text:span text:style-name="T20">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SecondCount</text:span><text:span text:style-name="T20">, </text:span><text:span text:style-name="T34">2</text:span><text:span text:style-name="T20">);</text:span><text:line-break/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0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</text:span><text:span text:style-name="T34">0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2</text:span><text:span text:style-name="T20">][</text:span><text:span text:style-name="T34">0</text:span><text:span text:style-name="T20">], </text:span><text:span text:style-name="T34">0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</text:span><text:span text:style-name="T34">0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0</text:span><text:span text:style-name="T20">);</text:span><text:line-break/><text:span text:style-name="T20"> <text:s text:c="3"/></text:span><text:span text:style-name="T30">CU_ASSERT_EQUAL</text:span><text:span text:style-name="T20">(pMatrix-&gt;</text:span><text:span text:style-name="T36">pData</text:span><text:span text:style-name="T20">[</text:span><text:span text:style-name="T34">2</text:span><text:span text:style-name="T20">][</text:span><text:span text:style-name="T34">1</text:span><text:span text:style-name="T20">], </text:span><text:span text:style-name="T34">0</text:span><text:span text:style-name="T20">);</text:span><text:line-break/><text:line-break/><text:span text:style-name="T20"> <text:s text:c="3"/>FreeMatrix(pMatrix);</text:span><text:line-break/><text:span text:style-name="T20">}</text:span><text:line-break/><text:line-break/><text:span text:style-name="T32">void </text:span><text:span text:style-name="T20">Sum2x2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1 = CreateBlankMatrix(</text:span><text:span text:style-name="T34">2</text:span><text:span text:style-name="T20">, </text:span><text:span text:style-name="T34">2</text:span><text:span text:style-name="T20">);</text:span><text:line-break/><text:span text:style-name="T20"> <text:s text:c="3"/></text:span><text:span text:style-name="T38">Matrix</text:span><text:span text:style-name="T20">* pMatrix2 = CreateBlankMatrix(</text:span><text:span text:style-name="T34">2</text:span><text:span text:style-name="T20">, </text:span><text:span text:style-name="T34">2</text:span><text:span text:style-name="T20">);</text:span><text:line-break/><text:line-break/><text:soft-page-break/><text:span text:style-name="T20"> <text:s text:c="3"/>pMatrix1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1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-</text:span><text:span text:style-name="T34">65</text:span><text:span text:style-name="T20">;</text:span><text:line-break/><text:span text:style-name="T20"> <text:s text:c="3"/>pMatrix1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</text:span><text:span text:style-name="T34">33</text:span><text:span text:style-name="T20">;</text:span><text:line-break/><text:span text:style-name="T20"> <text:s text:c="3"/>pMatrix1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-</text:span><text:span text:style-name="T34">33</text:span><text:span text:style-name="T20">;</text:span><text:line-break/><text:span text:style-name="T20"> <text:s text:c="3"/>pMatrix2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2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</text:span><text:span text:style-name="T34">12</text:span><text:span text:style-name="T20">;</text:span><text:line-break/><text:span text:style-name="T20"> <text:s text:c="3"/>pMatrix2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-</text:span><text:span text:style-name="T34">8</text:span><text:span text:style-name="T20">;</text:span><text:line-break/><text:span text:style-name="T20"> <text:s text:c="3"/>pMatrix2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</text:span><text:span text:style-name="T34">3</text:span><text:span text:style-name="T20">;</text:span><text:line-break/><text:line-break/><text:span text:style-name="T20"> <text:s text:c="3"/></text:span><text:span text:style-name="T38">Matrix</text:span><text:span text:style-name="T20">* pSum = SumMatrices(pMatrix1, pMatrix2);</text:span><text:line-break/><text:line-break/><text:span text:style-name="T20"> <text:s text:c="3"/></text:span><text:span text:style-name="T30">CU_ASSERT_EQUAL</text:span><text:span text:style-name="T20">(pSum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Sum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-</text:span><text:span text:style-name="T34">53</text:span><text:span text:style-name="T20">);</text:span><text:line-break/><text:span text:style-name="T20"> <text:s text:c="3"/></text:span><text:span text:style-name="T30">CU_ASSERT_EQUAL</text:span><text:span text:style-name="T20">(pSum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25</text:span><text:span text:style-name="T20">);</text:span><text:line-break/><text:span text:style-name="T20"> <text:s text:c="3"/></text:span><text:span text:style-name="T30">CU_ASSERT_EQUAL</text:span><text:span text:style-name="T20">(pSum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-</text:span><text:span text:style-name="T34">30</text:span><text:span text:style-name="T20">);</text:span><text:line-break/><text:line-break/><text:span text:style-name="T20"> <text:s text:c="3"/>FreeMatrix(pMatrix1);</text:span><text:line-break/><text:span text:style-name="T20"> <text:s text:c="3"/>FreeMatrix(pMatrix2);</text:span><text:line-break/><text:span text:style-name="T20"> <text:s text:c="3"/>FreeMatrix(pSum);</text:span><text:line-break/><text:span text:style-name="T20">}</text:span><text:line-break/><text:line-break/><text:span text:style-name="T32">void </text:span><text:span text:style-name="T20">Det2x2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 = CreateBlankMatrix(</text:span><text:span text:style-name="T34">2</text:span><text:span text:style-name="T20">, </text:span><text:span text:style-name="T34">2</text:span><text:span text:style-name="T20">);</text:span><text:line-break/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-</text:span><text:span text:style-name="T34">65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</text:span><text:span text:style-name="T34">3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-</text:span><text:span text:style-name="T34">33</text:span><text:span text:style-name="T20">;</text:span><text:line-break/><text:line-break/><text:span text:style-name="T20"> <text:s text:c="3"/></text:span><text:span text:style-name="T32">int </text:span><text:span text:style-name="T20">det = CalculateDeterminant(pMatrix);</text:span><text:line-break/><text:span text:style-name="T20"> <text:s text:c="3"/></text:span><text:span text:style-name="T32">int </text:span><text:span text:style-name="T20">det2x2 = CalculateDeterminant2x2(pMatrix);</text:span><text:line-break/><text:line-break/><text:span text:style-name="T20"> <text:s text:c="3"/></text:span><text:span text:style-name="T30">CU_ASSERT_EQUAL</text:span><text:span text:style-name="T20">(det, det2x2);</text:span><text:line-break/><text:line-break/><text:span text:style-name="T20"> <text:s text:c="3"/></text:span><text:span text:style-name="T30">CU_ASSERT_EQUAL</text:span><text:span text:style-name="T20">(det, </text:span><text:span text:style-name="T34">2112</text:span><text:span text:style-name="T20">);</text:span><text:line-break/><text:line-break/><text:span text:style-name="T20"> <text:s text:c="3"/>FreeMatrix(pMatrix);</text:span><text:line-break/><text:span text:style-name="T20">}</text:span><text:line-break/><text:soft-page-break/><text:line-break/><text:span text:style-name="T32">void </text:span><text:span text:style-name="T20">Det3x3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 = CreateBlankMatrix(</text:span><text:span text:style-name="T34">3</text:span><text:span text:style-name="T20">, </text:span><text:span text:style-name="T34">3</text:span><text:span text:style-name="T20">);</text:span><text:line-break/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-</text:span><text:span text:style-name="T34">65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 = -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</text:span><text:span text:style-name="T34">3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-</text:span><text:span text:style-name="T34">3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 = -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0</text:span><text:span text:style-name="T20">] = </text:span><text:span text:style-name="T34">3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1</text:span><text:span text:style-name="T20">] = </text:span><text:span text:style-name="T34">4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2</text:span><text:span text:style-name="T20">] = -</text:span><text:span text:style-name="T34">65</text:span><text:span text:style-name="T20">;</text:span><text:line-break/><text:line-break/><text:span text:style-name="T20"> <text:s text:c="3"/></text:span><text:span text:style-name="T32">int </text:span><text:span text:style-name="T20">det = CalculateDeterminant(pMatrix);</text:span><text:line-break/><text:line-break/><text:span text:style-name="T20"> <text:s text:c="3"/></text:span><text:span text:style-name="T30">CU_ASSERT_EQUAL</text:span><text:span text:style-name="T20">(det, -</text:span><text:span text:style-name="T34">126828</text:span><text:span text:style-name="T20">);</text:span><text:line-break/><text:line-break/><text:span text:style-name="T20"> <text:s text:c="3"/>FreeMatrix(pMatrix);</text:span><text:line-break/><text:span text:style-name="T20">}</text:span><text:line-break/><text:line-break/><text:span text:style-name="T32">void </text:span><text:span text:style-name="T20">Det7x7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 = CreateBlankMatrix(</text:span><text:span text:style-name="T34">7</text:span><text:span text:style-name="T20">, </text:span><text:span text:style-name="T34">7</text:span><text:span text:style-name="T20">);</text:span><text:line-break/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 = -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3</text:span><text:span text:style-name="T20">] = 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4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5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6</text:span><text:span text:style-name="T20">] = </text:span><text:span text:style-name="T34">2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3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4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5</text:span><text:span text:style-name="T20">] = -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6</text:span><text:span text:style-name="T20">] = </text:span><text:span text:style-name="T34">6</text:span><text:span text:style-name="T20">;</text:span><text:line-break/><text:soft-page-break/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0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1</text:span><text:span text:style-name="T20">] = -</text:span><text:span text:style-name="T34">4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2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3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4</text:span><text:span text:style-name="T20">] = </text:span><text:span text:style-name="T34">4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5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6</text:span><text:span text:style-name="T20">] = </text:span><text:span text:style-name="T34">3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0</text:span><text:span text:style-name="T20">] = -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1</text:span><text:span text:style-name="T20">] = </text:span><text:span text:style-name="T34">4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2</text:span><text:span text:style-name="T20">] = -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3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4</text:span><text:span text:style-name="T20">] = </text:span><text:span text:style-name="T34">4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5</text:span><text:span text:style-name="T20">] = -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3</text:span><text:span text:style-name="T20">][</text:span><text:span text:style-name="T34">6</text:span><text:span text:style-name="T20">] = </text:span><text:span text:style-name="T34">3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0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1</text:span><text:span text:style-name="T20">] = -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2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3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4</text:span><text:span text:style-name="T20">] = -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5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4</text:span><text:span text:style-name="T20">][</text:span><text:span text:style-name="T34">6</text:span><text:span text:style-name="T20">] = </text:span><text:span text:style-name="T34">6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1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2</text:span><text:span text:style-name="T20">] = 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3</text:span><text:span text:style-name="T20">] = -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4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5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5</text:span><text:span text:style-name="T20">][</text:span><text:span text:style-name="T34">6</text:span><text:span text:style-name="T20">] = </text:span><text:span text:style-name="T34">2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1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2</text:span><text:span text:style-name="T20">] = 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3</text:span><text:span text:style-name="T20">] = 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4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5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6</text:span><text:span text:style-name="T20">][</text:span><text:span text:style-name="T34">6</text:span><text:span text:style-name="T20">] = </text:span><text:span text:style-name="T34">2</text:span><text:span text:style-name="T20">;</text:span><text:line-break/><text:line-break/><text:span text:style-name="T20"> <text:s text:c="3"/></text:span><text:span text:style-name="T32">int </text:span><text:span text:style-name="T20">det = CalculateDeterminant(pMatrix);</text:span><text:line-break/><text:soft-page-break/><text:line-break/><text:span text:style-name="T20"> <text:s text:c="3"/></text:span><text:span text:style-name="T30">CU_ASSERT_EQUAL</text:span><text:span text:style-name="T20">(det, </text:span><text:span text:style-name="T34">355968</text:span><text:span text:style-name="T20">);</text:span><text:line-break/><text:line-break/><text:span text:style-name="T20"> <text:s text:c="3"/>FreeMatrix(pMatrix);</text:span><text:line-break/><text:span text:style-name="T20">}</text:span><text:line-break/><text:line-break/><text:span text:style-name="T32">void </text:span><text:span text:style-name="T20">Minor3x4_MatrixTest(</text:span><text:span text:style-name="T32">void</text:span><text:span text:style-name="T20">)</text:span><text:line-break/><text:span text:style-name="T20">{</text:span><text:line-break/><text:span text:style-name="T20"> <text:s text:c="3"/></text:span><text:span text:style-name="T38">Matrix</text:span><text:span text:style-name="T20">* pMatrix = CreateBlankMatrix(</text:span><text:span text:style-name="T34">3</text:span><text:span text:style-name="T20">, </text:span><text:span text:style-name="T34">4</text:span><text:span text:style-name="T20">);</text:span><text:line-break/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 = </text:span><text:span text:style-name="T34">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 = </text:span><text:span text:style-name="T34">2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 = </text:span><text:span text:style-name="T34">3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0</text:span><text:span text:style-name="T20">][</text:span><text:span text:style-name="T34">3</text:span><text:span text:style-name="T20">] = </text:span><text:span text:style-name="T34">4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 = </text:span><text:span text:style-name="T34">5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 = </text:span><text:span text:style-name="T34">6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 = </text:span><text:span text:style-name="T34">7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1</text:span><text:span text:style-name="T20">][</text:span><text:span text:style-name="T34">3</text:span><text:span text:style-name="T20">] = </text:span><text:span text:style-name="T34">8</text:span><text:span text:style-name="T20">;</text:span><text:line-break/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0</text:span><text:span text:style-name="T20">] = </text:span><text:span text:style-name="T34">9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1</text:span><text:span text:style-name="T20">] = </text:span><text:span text:style-name="T34">10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2</text:span><text:span text:style-name="T20">] = </text:span><text:span text:style-name="T34">11</text:span><text:span text:style-name="T20">;</text:span><text:line-break/><text:span text:style-name="T20"> <text:s text:c="3"/>pMatrix-&gt;</text:span><text:span text:style-name="T36">pData</text:span><text:span text:style-name="T20">[</text:span><text:span text:style-name="T34">2</text:span><text:span text:style-name="T20">][</text:span><text:span text:style-name="T34">3</text:span><text:span text:style-name="T20">] = </text:span><text:span text:style-name="T34">12</text:span><text:span text:style-name="T20">;</text:span><text:line-break/><text:line-break/><text:span text:style-name="T20"> <text:s text:c="3"/></text:span><text:span text:style-name="T38">Matrix</text:span><text:span text:style-name="T20">* pMinor1 = GetMinor(pMatrix, </text:span><text:span text:style-name="T34">0</text:span><text:span text:style-name="T20">, </text:span><text:span text:style-name="T34">0</text:span><text:span text:style-name="T20">);</text:span><text:line-break/><text:line-break/><text:span text:style-name="T20"> <text:s text:c="3"/></text:span><text:span text:style-name="T30">CU_ASSERT_EQUAL</text:span><text:span text:style-name="T20">(pMinor1-&gt;</text:span><text:span text:style-name="T36">FirstCount</text:span><text:span text:style-name="T20">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SecondCount</text:span><text:span text:style-name="T20">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6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</text:span><text:span text:style-name="T34">7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, </text:span><text:span text:style-name="T34">8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10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</text:span><text:span text:style-name="T34">11</text:span><text:span text:style-name="T20">);</text:span><text:line-break/><text:span text:style-name="T20"> <text:s text:c="3"/></text:span><text:span text:style-name="T30">CU_ASSERT_EQUAL</text:span><text:span text:style-name="T20">(pMinor1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, </text:span><text:span text:style-name="T34">12</text:span><text:span text:style-name="T20">);</text:span><text:line-break/><text:line-break/><text:span text:style-name="T20"> <text:s text:c="3"/></text:span><text:span text:style-name="T38">Matrix</text:span><text:span text:style-name="T20">* pMinor2 = GetMinor(pMatrix, </text:span><text:span text:style-name="T34">1</text:span><text:span text:style-name="T20">, </text:span><text:span text:style-name="T34">1</text:span><text:span text:style-name="T20">);</text:span><text:line-break/><text:line-break/><text:span text:style-name="T20"> <text:s text:c="3"/></text:span><text:span text:style-name="T30">CU_ASSERT_EQUAL</text:span><text:span text:style-name="T20">(pMinor2-&gt;</text:span><text:span text:style-name="T36">FirstCount</text:span><text:span text:style-name="T20">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SecondCount</text:span><text:span text:style-name="T20">, </text:span><text:span text:style-name="T34">3</text:span><text:span text:style-name="T20">);</text:span><text:line-break/><text:soft-pag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1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, </text:span><text:span text:style-name="T34">4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9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</text:span><text:span text:style-name="T34">11</text:span><text:span text:style-name="T20">);</text:span><text:line-break/><text:span text:style-name="T20"> <text:s text:c="3"/></text:span><text:span text:style-name="T30">CU_ASSERT_EQUAL</text:span><text:span text:style-name="T20">(pMinor2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, </text:span><text:span text:style-name="T34">12</text:span><text:span text:style-name="T20">);</text:span><text:line-break/><text:line-break/><text:span text:style-name="T20"> <text:s text:c="3"/></text:span><text:span text:style-name="T38">Matrix</text:span><text:span text:style-name="T20">* pMinor3 = GetMinor(pMatrix, </text:span><text:span text:style-name="T34">2</text:span><text:span text:style-name="T20">, </text:span><text:span text:style-name="T34">3</text:span><text:span text:style-name="T20">);</text:span><text:line-break/><text:line-break/><text:span text:style-name="T20"> <text:s text:c="3"/></text:span><text:span text:style-name="T30">CU_ASSERT_EQUAL</text:span><text:span text:style-name="T20">(pMinor3-&gt;</text:span><text:span text:style-name="T36">FirstCount</text:span><text:span text:style-name="T20">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SecondCount</text:span><text:span text:style-name="T20">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1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5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</text:span><text:span text:style-name="T34">6</text:span><text:span text:style-name="T20">);</text:span><text:line-break/><text:span text:style-name="T20"> <text:s text:c="3"/></text:span><text:span text:style-name="T30">CU_ASSERT_EQUAL</text:span><text:span text:style-name="T20">(pMinor3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, </text:span><text:span text:style-name="T34">7</text:span><text:span text:style-name="T20">);</text:span><text:line-break/><text:line-break/><text:span text:style-name="T20"> <text:s text:c="3"/></text:span><text:span text:style-name="T38">Matrix</text:span><text:span text:style-name="T20">* pMinor4 = GetMinor(pMatrix, </text:span><text:span text:style-name="T34">2</text:span><text:span text:style-name="T20">, </text:span><text:span text:style-name="T34">1</text:span><text:span text:style-name="T20">);</text:span><text:line-break/><text:line-break/><text:span text:style-name="T20"> <text:s text:c="3"/></text:span><text:span text:style-name="T30">CU_ASSERT_EQUAL</text:span><text:span text:style-name="T20">(pMinor4-&gt;</text:span><text:span text:style-name="T36">FirstCount</text:span><text:span text:style-name="T20">, </text:span><text:span text:style-name="T34">2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SecondCount</text:span><text:span text:style-name="T20">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0</text:span><text:span text:style-name="T20">][</text:span><text:span text:style-name="T34">0</text:span><text:span text:style-name="T20">], </text:span><text:span text:style-name="T34">1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0</text:span><text:span text:style-name="T20">][</text:span><text:span text:style-name="T34">1</text:span><text:span text:style-name="T20">], </text:span><text:span text:style-name="T34">3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0</text:span><text:span text:style-name="T20">][</text:span><text:span text:style-name="T34">2</text:span><text:span text:style-name="T20">], </text:span><text:span text:style-name="T34">4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1</text:span><text:span text:style-name="T20">][</text:span><text:span text:style-name="T34">0</text:span><text:span text:style-name="T20">], </text:span><text:span text:style-name="T34">5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1</text:span><text:span text:style-name="T20">][</text:span><text:span text:style-name="T34">1</text:span><text:span text:style-name="T20">], </text:span><text:span text:style-name="T34">7</text:span><text:span text:style-name="T20">);</text:span><text:line-break/><text:span text:style-name="T20"> <text:s text:c="3"/></text:span><text:span text:style-name="T30">CU_ASSERT_EQUAL</text:span><text:span text:style-name="T20">(pMinor4-&gt;</text:span><text:span text:style-name="T36">pData</text:span><text:span text:style-name="T20">[</text:span><text:span text:style-name="T34">1</text:span><text:span text:style-name="T20">][</text:span><text:span text:style-name="T34">2</text:span><text:span text:style-name="T20">], </text:span><text:span text:style-name="T34">8</text:span><text:span text:style-name="T20">);</text:span><text:line-break/><text:line-break/><text:span text:style-name="T20"> <text:s text:c="3"/>FreeMatrix(pMatrix);</text:span><text:line-break/><text:span text:style-name="T20"> <text:s text:c="3"/>FreeMatrix(pMinor1);</text:span><text:line-break/><text:span text:style-name="T20"> <text:s text:c="3"/>FreeMatrix(pMinor2);</text:span><text:line-break/><text:span text:style-name="T20"> <text:s text:c="3"/>FreeMatrix(pMinor3);</text:span><text:line-break/><text:span text:style-name="T20"> <text:s text:c="3"/>FreeMatrix(pMinor4);</text:span><text:line-break/><text:span text:style-name="T20">}</text:span><text:line-break/></text:p>
      <text:h text:style-name="P54" text:outline-level="2"><text:bookmark-start text:name="__RefHeading___Toc607_231043195"/>ChildProgram/main.c<text:bookmark-end text:name="__RefHeading___Toc607_231043195"/></text:h>
      <text:p text:style-name="P24"/>
      <text:p text:style-name="P32"><text:span text:style-name="T26">/*! \file</text:span><text:line-break/><text:span text:style-name="T26"> * <text:s/>\brief <text:s text:c="2"/>Main file of child program</text:span><text:line-break/><text:span text:style-name="T26"> *</text:span><text:line-break/><text:soft-page-break/><text:span text:style-name="T26"> * <text:s/>\details Main file which contains the main function.</text:span><text:line-break/><text:span text:style-name="T26"> */</text:span><text:line-break/><text:line-break/><text:span text:style-name="T28">#include </text:span><text:span text:style-name="T24">&lt;stdio.h&gt;</text:span><text:line-break/><text:span text:style-name="T28">#include </text:span><text:span text:style-name="T24">&lt;stdbool.h&gt;</text:span><text:line-break/><text:span text:style-name="T28">#include </text:span><text:span text:style-name="T24">&lt;malloc.h&gt;</text:span><text:line-break/><text:line-break/><text:span text:style-name="T28">#include </text:span><text:span text:style-name="T24">&lt;CUnit/Basic.h&gt;</text:span><text:line-break/><text:line-break/><text:span text:style-name="T28">#include </text:span><text:span text:style-name="T24">"Matrix.h"</text:span><text:line-break/><text:span text:style-name="T28">#include </text:span><text:span text:style-name="T24">"Input.h"</text:span><text:line-break/><text:span text:style-name="T28">#include </text:span><text:span text:style-name="T24">"MatrixTests.h"<text:line-break/></text:span><text:span text:style-name="T29">#include </text:span><text:span text:style-name="T25">"Macro.h"</text:span><text:line-break/><text:line-break/><text:span text:style-name="T26">/*! \brief Check number for matrix size</text:span><text:line-break/><text:span text:style-name="T26"> *</text:span><text:line-break/><text:span text:style-name="T26"> * <text:s/>\details Check number for matrix size which must be great than 0.</text:span><text:line-break/><text:span text:style-name="T26"> *</text:span><text:line-break/><text:span text:style-name="T26"> * <text:s/>\param n Number to check.</text:span><text:line-break/><text:span text:style-name="T26"> * <text:s/>\return Bool.</text:span><text:line-break/><text:span text:style-name="T26"> */</text:span><text:line-break/><text:span text:style-name="T30">bool </text:span><text:span text:style-name="T20">MatrixSizeChecker(</text:span><text:span text:style-name="T32">int </text:span><text:span text:style-name="T20">n)</text:span><text:line-break/><text:span text:style-name="T20">{</text:span><text:line-break/><text:span text:style-name="T20"> <text:s text:c="3"/></text:span><text:span text:style-name="T32">return </text:span><text:span text:style-name="T20">n &gt;= </text:span><text:span text:style-name="T34">1</text:span><text:span text:style-name="T20">;</text:span><text:line-break/><text:span text:style-name="T20">}</text:span><text:line-break/><text:line-break/><text:span text:style-name="T26">/*! \brief Check number for matrix element</text:span><text:line-break/><text:span text:style-name="T26"> *</text:span><text:line-break/><text:span text:style-name="T26"> * <text:s/>\details Check number for matrix element which may be any integer.</text:span><text:line-break/><text:span text:style-name="T26"> *</text:span><text:line-break/><text:span text:style-name="T26"> * <text:s/>\param n Number to check.</text:span><text:line-break/><text:span text:style-name="T26"> * <text:s/>\return Always true bool.</text:span><text:line-break/><text:span text:style-name="T26"> */</text:span><text:line-break/><text:span text:style-name="T30">bool </text:span><text:span text:style-name="T20">MatrixElementChecker(</text:span><text:span text:style-name="T32">int </text:span><text:span text:style-name="T20">n)</text:span><text:line-break/><text:span text:style-name="T20">{</text:span><text:line-break/><text:span text:style-name="T20"> <text:s text:c="3"/></text:span><text:span text:style-name="T32">return </text:span><text:span text:style-name="T30">true</text:span><text:span text:style-name="T20">;</text:span><text:line-break/><text:span text:style-name="T20">}</text:span><text:line-break/><text:line-break/><text:span text:style-name="T26">/*! \brief Main function</text:span><text:line-break/><text:span text:style-name="T26"> *</text:span><text:line-break/><text:span text:style-name="T26"> * <text:s/>\details Main function. If one argument given, will be run unit tests.</text:span><text:line-break/><text:soft-page-break/><text:span text:style-name="T26"> * <text:s/>Else will be program which reads two matrices, adds them and calculates</text:span><text:line-break/><text:span text:style-name="T26"> * <text:s/>determinant of sum.</text:span><text:line-break/><text:span text:style-name="T26"> *</text:span><text:line-break/><text:span text:style-name="T26"> * <text:s/>\param argc Count program arguments.</text:span><text:line-break/><text:span text:style-name="T26"> * <text:s/>\param argv Array string which contains args.</text:span><text:line-break/><text:span text:style-name="T26"> * <text:s/>\return Integer 0 upon exit success.</text:span><text:line-break/><text:span text:style-name="T26"> */</text:span><text:line-break/><text:span text:style-name="T32">int </text:span><text:span text:style-name="T20">main(</text:span><text:span text:style-name="T32">int </text:span><text:span text:style-name="T20">argc, </text:span><text:span text:style-name="T32">char</text:span><text:span text:style-name="T20">** argv)</text:span><text:line-break/><text:span text:style-name="T20">{</text:span><text:line-break/><text:span text:style-name="T20"> <text:s text:c="3"/></text:span><text:span text:style-name="T32">if </text:span><text:span text:style-name="T20">(argc == </text:span><text:span text:style-name="T34">2</text:span><text:span text:style-name="T20">)</text:span><text:line-break/><text:span text:style-name="T20"> <text:s text:c="3"/>{</text:span><text:line-break/><text:span text:style-name="T20"> <text:s text:c="7"/></text:span><text:span text:style-name="T38">CU_pSuite </text:span><text:span text:style-name="T20">suite;</text:span><text:line-break/><text:span text:style-name="T20"> <text:s text:c="7"/>CU_initialize_registry();</text:span><text:line-break/><text:span text:style-name="T20"> <text:s text:c="7"/>suite = CU_add_suite(</text:span><text:span text:style-name="T24">"main_suite"</text:span><text:span text:style-name="T20">, </text:span><text:span text:style-name="T30">NULL</text:span><text:span text:style-name="T20">, </text:span><text:span text:style-name="T30">NULL</text:span><text:span text:style-name="T20">);</text:span><text:line-break/><text:span text:style-name="T20"> <text:s text:c="7"/></text:span><text:span text:style-name="T30">CU_ADD_TEST</text:span><text:span text:style-name="T20">(suite, Blank3x2_MatrixTest);</text:span><text:line-break/><text:span text:style-name="T20"> <text:s text:c="7"/></text:span><text:span text:style-name="T30">CU_ADD_TEST</text:span><text:span text:style-name="T20">(suite, Sum2x2_MatrixTest);</text:span><text:line-break/><text:span text:style-name="T20"> <text:s text:c="7"/></text:span><text:span text:style-name="T30">CU_ADD_TEST</text:span><text:span text:style-name="T20">(suite, Det2x2_MatrixTest);</text:span><text:line-break/><text:span text:style-name="T20"> <text:s text:c="7"/></text:span><text:span text:style-name="T30">CU_ADD_TEST</text:span><text:span text:style-name="T20">(suite, Det3x3_MatrixTest);</text:span><text:line-break/><text:span text:style-name="T20"> <text:s text:c="7"/></text:span><text:span text:style-name="T30">CU_ADD_TEST</text:span><text:span text:style-name="T20">(suite, Det7x7_MatrixTest);</text:span><text:line-break/><text:span text:style-name="T20"> <text:s text:c="7"/></text:span><text:span text:style-name="T30">CU_ADD_TEST</text:span><text:span text:style-name="T20">(suite, Minor3x4_MatrixTest);</text:span><text:line-break/><text:span text:style-name="T20"> <text:s text:c="7"/>CU_basic_run_tests();</text:span><text:line-break/><text:line-break/><text:span text:style-name="T20"> <text:s text:c="7"/>CU_cleanup_registry();</text:span><text:line-break/><text:span text:style-name="T20"> <text:s text:c="7"/></text:span><text:span text:style-name="T32">return </text:span><text:span text:style-name="T20">CU_get_error();</text:span><text:line-break/><text:span text:style-name="T20"> <text:s text:c="3"/>}</text:span><text:line-break/><text:line-break/><text:span text:style-name="T20"> <text:s text:c="3"/></text:span><text:span text:style-name="T32">int </text:span><text:span text:style-name="T20">firstCount = </text:span><text:span text:style-name="T34">0</text:span><text:span text:style-name="T20">;</text:span><text:line-break/><text:span text:style-name="T20"> <text:s text:c="3"/></text:span><text:span text:style-name="T32">int </text:span><text:span text:style-name="T20">secondCount = </text:span><text:span text:style-name="T34">0</text:span><text:span text:style-name="T20">;</text:span><text:line-break/><text:line-break/><text:span text:style-name="T20"> <text:s text:c="3"/>firstCount = secondCount =</text:span><text:line-break/><text:span text:style-name="T20"> <text:s text:c="11"/>CycleInputInt(</text:span><text:span text:style-name="T24">"Введите порядок матриц: "</text:span><text:span text:style-name="T20">, MatrixSizeChecker);</text:span><text:line-break/><text:line-break/><text:span text:style-name="T20"> <text:s text:c="3"/></text:span><text:span text:style-name="T38">Matrix</text:span><text:span text:style-name="T20">* pMatrix1 = CreateBlankMatrix(firstCount, secondCount);</text:span><text:line-break/><text:span text:style-name="T20"> <text:s text:c="3"/></text:span><text:span text:style-name="T38">Matrix</text:span><text:span text:style-name="T20">* pMatrix2 = CreateBlankMatrix(firstCount, secondCount);</text:span><text:line-break/><text:line-break/><text:span text:style-name="T20"> <text:s text:c="3"/>printf(</text:span><text:span text:style-name="T24">"Введите матрицу pMatrix1: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firstCount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secondCount; j++)</text:span><text:line-break/><text:span text:style-name="T20"> <text:s text:c="7"/>{</text:span><text:line-break/><text:span text:style-name="T20"> <text:s text:c="11"/></text:span><text:span text:style-name="T32">char</text:span><text:span text:style-name="T20">* format = </text:span><text:span text:style-name="T24">"pMatrix1[%d][%d] = "</text:span><text:span text:style-name="T20">;</text:span><text:line-break/><text:soft-page-break/><text:span text:style-name="T20"> <text:s text:c="11"/></text:span><text:span text:style-name="T38">ssize_t </text:span><text:span text:style-name="T20">len = snprintf(</text:span><text:span text:style-name="T30">NULL</text:span><text:span text:style-name="T20">, </text:span><text:span text:style-name="T34">0</text:span><text:span text:style-name="T20">, format, i, j);</text:span><text:line-break/><text:span text:style-name="T20"> <text:s text:c="11"/></text:span><text:span text:style-name="T32">char</text:span><text:span text:style-name="T20">* s = (</text:span><text:span text:style-name="T32">char</text:span><text:span text:style-name="T20">*) malloc(len + </text:span><text:span text:style-name="T34">1 </text:span><text:span text:style-name="T20">* </text:span><text:span text:style-name="T32">sizeof</text:span><text:span text:style-name="T20">(</text:span><text:span text:style-name="T32">char</text:span><text:span text:style-name="T20">));</text:span></text:p>
      <text:p text:style-name="P28"><text:span text:style-name="T20"><text:s text:c="12"/></text:span><text:span text:style-name="T31">FAILURE_IF_NULLPTR</text:span><text:span text:style-name="T22">(s);</text:span><text:line-break/><text:span text:style-name="T20"> <text:s text:c="11"/>snprintf(s, len + </text:span><text:span text:style-name="T34">1</text:span><text:span text:style-name="T20">, format, i, j);</text:span><text:line-break/><text:line-break/><text:span text:style-name="T20"> <text:s text:c="11"/>pMatrix1-&gt;</text:span><text:span text:style-name="T36">pData</text:span><text:span text:style-name="T20">[i][j] = CycleInputInt(s, MatrixElementChecker);</text:span><text:line-break/><text:line-break/><text:span text:style-name="T20"> <text:s text:c="11"/>free(s);</text:span><text:line-break/><text:span text:style-name="T20"> <text:s text:c="7"/>}</text:span><text:line-break/><text:span text:style-name="T20"> <text:s text:c="3"/>}</text:span><text:line-break/><text:span text:style-name="T20"> <text:s text:c="3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printf(</text:span><text:span text:style-name="T24">"Введите матрицу pMatrix2: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firstCount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secondCount; j++)</text:span><text:line-break/><text:span text:style-name="T20"> <text:s text:c="7"/>{</text:span><text:line-break/><text:span text:style-name="T20"> <text:s text:c="11"/></text:span><text:span text:style-name="T32">char</text:span><text:span text:style-name="T20">* format = </text:span><text:span text:style-name="T24">"pMatrix2[%d][%d] = "</text:span><text:span text:style-name="T20">;</text:span><text:line-break/><text:span text:style-name="T20"> <text:s text:c="11"/></text:span><text:span text:style-name="T38">ssize_t </text:span><text:span text:style-name="T20">len = snprintf(</text:span><text:span text:style-name="T30">NULL</text:span><text:span text:style-name="T20">, </text:span><text:span text:style-name="T34">0</text:span><text:span text:style-name="T20">, format, i, j);</text:span><text:line-break/><text:span text:style-name="T20"> <text:s text:c="11"/></text:span><text:span text:style-name="T32">char</text:span><text:span text:style-name="T20">* s = (</text:span><text:span text:style-name="T32">char</text:span><text:span text:style-name="T20">*) malloc(len + </text:span><text:span text:style-name="T34">1 </text:span><text:span text:style-name="T20">* </text:span><text:span text:style-name="T32">sizeof</text:span><text:span text:style-name="T20">(</text:span><text:span text:style-name="T32">char</text:span><text:span text:style-name="T20">));</text:span><text:line-break/><text:span text:style-name="T20"> <text:s text:c="11"/></text:span><text:span text:style-name="T31">FAILURE_IF_NULLPTR</text:span><text:span text:style-name="T22">(s);</text:span></text:p>
      <text:p text:style-name="P28"><text:span text:style-name="T20"><text:s text:c="12"/>snprintf(s, len + </text:span><text:span text:style-name="T34">1</text:span><text:span text:style-name="T20">, format, i, j);</text:span><text:line-break/><text:line-break/><text:span text:style-name="T20"> <text:s text:c="11"/>pMatrix2-&gt;</text:span><text:span text:style-name="T36">pData</text:span><text:span text:style-name="T20">[i][j] = CycleInputInt(s, MatrixElementChecker);</text:span><text:line-break/><text:line-break/><text:span text:style-name="T20"> <text:s text:c="11"/>free(s);</text:span><text:line-break/><text:span text:style-name="T20"> <text:s text:c="7"/>}</text:span><text:line-break/><text:span text:style-name="T20"> <text:s text:c="3"/>}</text:span><text:line-break/><text:span text:style-name="T20"> <text:s text:c="3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</text:span><text:span text:style-name="T38">Matrix</text:span><text:span text:style-name="T20">* pSum = SumMatrices(pMatrix1, pMatrix2);</text:span><text:line-break/><text:line-break/><text:span text:style-name="T20"> <text:s text:c="3"/>printf(</text:span><text:span text:style-name="T24">"Матрица pMatrix1:</text:span><text:span text:style-name="T32">\n</text:span><text:span text:style-name="T24">"</text:span><text:span text:style-name="T20">);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firstCount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secondCount; j++)</text:span><text:line-break/><text:span text:style-name="T20"> <text:s text:c="7"/>{</text:span><text:line-break/><text:span text:style-name="T20"> <text:s text:c="11"/>printf(</text:span><text:span text:style-name="T24">"</text:span><text:span text:style-name="T32">%d</text:span><text:span text:style-name="T24"> "</text:span><text:span text:style-name="T20">, pMatrix1-&gt;</text:span><text:span text:style-name="T36">pData</text:span><text:span text:style-name="T20">[i][j]);</text:span><text:line-break/><text:soft-page-break/><text:span text:style-name="T20"> <text:s text:c="11"/>fflush(</text:span><text:span text:style-name="T30">stdout</text:span><text:span text:style-name="T20">);</text:span><text:line-break/><text:span text:style-name="T20"> <text:s text:c="7"/>}</text:span><text:line-break/><text:span text:style-name="T20"> <text:s text:c="7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}</text:span><text:line-break/><text:span text:style-name="T20"> <text:s text:c="3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printf(</text:span><text:span text:style-name="T24">"Матрица pMatrix2:</text:span><text:span text:style-name="T32">\n</text:span><text:span text:style-name="T24">"</text:span><text:span text:style-name="T20">);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firstCount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secondCount; j++)</text:span><text:line-break/><text:span text:style-name="T20"> <text:s text:c="7"/>{</text:span><text:line-break/><text:span text:style-name="T20"> <text:s text:c="11"/>printf(</text:span><text:span text:style-name="T24">"</text:span><text:span text:style-name="T32">%d</text:span><text:span text:style-name="T24"> "</text:span><text:span text:style-name="T20">, pMatrix2-&gt;</text:span><text:span text:style-name="T36">pData</text:span><text:span text:style-name="T20">[i][j]);</text:span><text:line-break/><text:span text:style-name="T20"> <text:s text:c="11"/>fflush(</text:span><text:span text:style-name="T30">stdout</text:span><text:span text:style-name="T20">);</text:span><text:line-break/><text:span text:style-name="T20"> <text:s text:c="7"/>}</text:span><text:line-break/><text:span text:style-name="T20"> <text:s text:c="7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}</text:span><text:line-break/><text:span text:style-name="T20"> <text:s text:c="3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printf(</text:span><text:span text:style-name="T24">"Сумма матриц pMatrix1 + pMatrix2:</text:span><text:span text:style-name="T32">\n</text:span><text:span text:style-name="T24">"</text:span><text:span text:style-name="T20">);</text:span><text:line-break/><text:span text:style-name="T20"> <text:s text:c="3"/></text:span><text:span text:style-name="T32">for </text:span><text:span text:style-name="T20">(</text:span><text:span text:style-name="T32">int </text:span><text:span text:style-name="T20">i = </text:span><text:span text:style-name="T34">0</text:span><text:span text:style-name="T20">; i &lt; firstCount; i++)</text:span><text:line-break/><text:span text:style-name="T20"> <text:s text:c="3"/>{</text:span><text:line-break/><text:span text:style-name="T20"> <text:s text:c="7"/></text:span><text:span text:style-name="T32">for </text:span><text:span text:style-name="T20">(</text:span><text:span text:style-name="T32">int </text:span><text:span text:style-name="T20">j = </text:span><text:span text:style-name="T34">0</text:span><text:span text:style-name="T20">; j &lt; secondCount; j++)</text:span><text:line-break/><text:span text:style-name="T20"> <text:s text:c="7"/>{</text:span><text:line-break/><text:span text:style-name="T20"> <text:s text:c="11"/>printf(</text:span><text:span text:style-name="T24">"</text:span><text:span text:style-name="T32">%d</text:span><text:span text:style-name="T24"> "</text:span><text:span text:style-name="T20">, pSum-&gt;</text:span><text:span text:style-name="T36">pData</text:span><text:span text:style-name="T20">[i][j]);</text:span><text:line-break/><text:span text:style-name="T20"> <text:s text:c="11"/>fflush(</text:span><text:span text:style-name="T30">stdout</text:span><text:span text:style-name="T20">);</text:span><text:line-break/><text:span text:style-name="T20"> <text:s text:c="7"/>}</text:span><text:line-break/><text:span text:style-name="T20"> <text:s text:c="7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}</text:span><text:line-break/><text:span text:style-name="T20"> <text:s text:c="3"/>printf(</text:span><text:span text:style-name="T24">"</text:span><text:span text:style-name="T32">\n</text:span><text:span text:style-name="T24">"</text:span><text:span text:style-name="T20">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</text:span><text:span text:style-name="T32">int </text:span><text:span text:style-name="T20">det = CalculateDeterminant(pSum);</text:span><text:line-break/><text:span text:style-name="T20"> <text:s text:c="3"/>printf(</text:span><text:span text:style-name="T24">"Определитель суммы матриц det = </text:span><text:span text:style-name="T32">%d\n</text:span><text:span text:style-name="T24">"</text:span><text:span text:style-name="T20">, det);</text:span><text:line-break/><text:span text:style-name="T20"> <text:s text:c="3"/>fflush(</text:span><text:span text:style-name="T30">stdout</text:span><text:span text:style-name="T20">);</text:span><text:line-break/><text:line-break/><text:span text:style-name="T20"> <text:s text:c="3"/>FreeMatrix(pMatrix1);</text:span><text:line-break/><text:span text:style-name="T20"> <text:s text:c="3"/>FreeMatrix(pMatrix2);</text:span><text:line-break/><text:span text:style-name="T20"> <text:s text:c="3"/>FreeMatrix(pSum);</text:span><text:line-break/><text:line-break/><text:span text:style-name="T20"> <text:s text:c="3"/></text:span><text:span text:style-name="T32">return </text:span><text:span text:style-name="T34">0</text:span><text:span text:style-name="T20">;</text:span><text:line-break/><text:soft-page-break/><text:span text:style-name="T20">}</text:span><text:line-break/></text:p>
      <text:h text:style-name="P54" text:outline-level="2"><text:bookmark-start text:name="__RefHeading___Toc609_231043195"/>ChildProgram/Doxyfile<text:bookmark-end text:name="__RefHeading___Toc609_231043195"/></text:h>
      <text:p text:style-name="P24"/>
      <text:p text:style-name="P37">Файл слишком большой.</text:p>
      <text:p text:style-name="P24"/>
      <text:h text:style-name="P53" text:outline-level="2"><text:bookmark-start text:name="__RefHeading___Toc611_231043195"/>ParentProgram/CMakeLists.txt<text:bookmark-end text:name="__RefHeading___Toc611_231043195"/></text:h>
      <text:p text:style-name="P23"/>
      <text:p text:style-name="P31"><text:span text:style-name="T20">cmake_minimum_required(</text:span><text:span text:style-name="T24">VERSION 3.10</text:span><text:span text:style-name="T20">)</text:span><text:line-break/><text:span text:style-name="T20">project(</text:span><text:span text:style-name="T24">ParentProgram C</text:span><text:span text:style-name="T20">)</text:span><text:line-break/><text:line-break/><text:span text:style-name="T20">set(</text:span><text:span text:style-name="T24">CMAKE_C_STANDARD 11</text:span><text:span text:style-name="T20">)</text:span><text:line-break/><text:line-break/><text:span text:style-name="T20">add_executable(</text:span><text:span text:style-name="T24">ParentProgram main.c</text:span><text:span text:style-name="T20">)</text:span><text:line-break/></text:p>
      <text:h text:style-name="P53" text:outline-level="2"><text:bookmark-start text:name="__RefHeading___Toc613_231043195"/>ParentProgram/main.c<text:bookmark-end text:name="__RefHeading___Toc613_231043195"/></text:h>
      <text:p text:style-name="P24"/>
      <text:p text:style-name="P29"><text:span text:style-name="T26">/*! \file</text:span><text:line-break/><text:span text:style-name="T26"> * <text:s/>\brief <text:s text:c="2"/>Main file of parent program</text:span><text:line-break/><text:span text:style-name="T26"> *</text:span><text:line-break/><text:span text:style-name="T26"> * <text:s/>\details Main file which contains the main function.</text:span><text:line-break/><text:span text:style-name="T26"> */</text:span><text:line-break/><text:line-break/><text:span text:style-name="T28">#include </text:span><text:span text:style-name="T24">&lt;stdio.h&gt;</text:span><text:line-break/><text:span text:style-name="T28">#include </text:span><text:span text:style-name="T24">&lt;stdlib.h&gt;</text:span><text:line-break/><text:span text:style-name="T28">#include </text:span><text:span text:style-name="T24">&lt;sys/types.h&gt;</text:span><text:line-break/><text:span text:style-name="T28">#include </text:span><text:span text:style-name="T24">&lt;unistd.h&gt;</text:span><text:line-break/><text:span text:style-name="T28">#include </text:span><text:span text:style-name="T24">&lt;wait.h&gt;</text:span><text:line-break/><text:line-break/><text:span text:style-name="T26">/*! \brief Spawn a child process</text:span><text:line-break/><text:span text:style-name="T26"> *</text:span><text:line-break/><text:span text:style-name="T26"> * <text:s/>\details Spawn a child process running a new program, as given by PROGRAM.</text:span><text:line-break/><text:span text:style-name="T26"> *</text:span><text:line-break/><text:span text:style-name="T26"> * <text:s/>\param program <text:s text:c="3"/>The name of the program to runs;</text:span><text:line-break/><text:span text:style-name="T26"> * <text:s text:c="19"/>the path will be searched for this program.</text:span><text:line-break/><text:span text:style-name="T26"> * <text:s/>\param argList <text:s text:c="3"/>A NULL-terminated list of character strings to be</text:span><text:line-break/><text:span text:style-name="T26"> * <text:s text:c="19"/>passed as the program's argument list.</text:span><text:line-break/><text:soft-page-break/><text:span text:style-name="T26"> * <text:s/>\return <text:s text:c="10"/>Identifier of the spawned process.</text:span><text:line-break/><text:span text:style-name="T26"> */</text:span><text:line-break/><text:span text:style-name="T38">pid_t </text:span><text:span text:style-name="T20">Spawn(</text:span><text:span text:style-name="T32">char</text:span><text:span text:style-name="T20">* program, </text:span><text:span text:style-name="T32">char</text:span><text:span text:style-name="T20">** argList)</text:span><text:line-break/><text:span text:style-name="T20">{</text:span><text:line-break/><text:span text:style-name="T20"> <text:s text:c="3"/></text:span><text:span text:style-name="T38">pid_t </text:span><text:span text:style-name="T20">childPid;</text:span><text:line-break/><text:line-break/><text:span text:style-name="T20"> <text:s text:c="3"/>childPid = fork();</text:span><text:line-break/><text:line-break/><text:span text:style-name="T20"> <text:s text:c="3"/></text:span><text:span text:style-name="T32">if </text:span><text:span text:style-name="T20">(childPid == </text:span><text:span text:style-name="T34">0</text:span><text:span text:style-name="T20">)</text:span><text:line-break/><text:span text:style-name="T20"> <text:s text:c="3"/>{</text:span><text:line-break/><text:span text:style-name="T20"> <text:s text:c="7"/>execvp(program, argList);</text:span><text:line-break/><text:line-break/><text:span text:style-name="T20"> <text:s text:c="7"/>fprintf(</text:span><text:span text:style-name="T30">stderr</text:span><text:span text:style-name="T20">, </text:span><text:span text:style-name="T24">"Ошибка при выполнении execvp</text:span><text:span text:style-name="T32">\n</text:span><text:span text:style-name="T24">"</text:span><text:span text:style-name="T20">);</text:span><text:line-break/><text:span text:style-name="T20"> <text:s text:c="7"/>fflush(</text:span><text:span text:style-name="T30">stderr</text:span><text:span text:style-name="T20">);</text:span><text:line-break/><text:span text:style-name="T20"> <text:s text:c="7"/>abort();</text:span><text:line-break/><text:span text:style-name="T20"> <text:s text:c="3"/>}</text:span><text:line-break/><text:line-break/><text:span text:style-name="T20"> <text:s text:c="3"/></text:span><text:span text:style-name="T32">return </text:span><text:span text:style-name="T20">childPid;</text:span><text:line-break/><text:span text:style-name="T20">}</text:span><text:line-break/><text:line-break/><text:span text:style-name="T26">/*! \brief Main function</text:span><text:line-break/><text:span text:style-name="T26"> *</text:span><text:line-break/><text:span text:style-name="T26"> * <text:s/>\details Main function. If no argument given, will be exec Child</text:span><text:line-break/><text:span text:style-name="T26"> * <text:s/>program via relative path "../ChildProgram/ChildProgram". If arguments</text:span><text:line-break/><text:span text:style-name="T26"> * <text:s/>given, will be exec program in argument. Then wait child for exit.</text:span><text:line-break/><text:span text:style-name="T26"> *</text:span><text:line-break/><text:span text:style-name="T26"> * <text:s/>\param argc Count program arguments.</text:span><text:line-break/><text:span text:style-name="T26"> * <text:s/>\param argv Array string which contains args.</text:span><text:line-break/><text:span text:style-name="T26"> * <text:s/>\return Integer 0 upon exit success.</text:span><text:line-break/><text:span text:style-name="T26"> */</text:span><text:line-break/><text:span text:style-name="T32">int </text:span><text:span text:style-name="T20">main(</text:span><text:span text:style-name="T32">int </text:span><text:span text:style-name="T20">argc, </text:span><text:span text:style-name="T32">char</text:span><text:span text:style-name="T20">** argv)</text:span><text:line-break/><text:span text:style-name="T20">{</text:span><text:line-break/><text:span text:style-name="T20"> <text:s text:c="3"/></text:span><text:span text:style-name="T32">char</text:span><text:span text:style-name="T20">* child = </text:span><text:span text:style-name="T30">NULL</text:span><text:span text:style-name="T20">;</text:span><text:line-break/><text:span text:style-name="T20"> <text:s text:c="3"/></text:span><text:span text:style-name="T32">char</text:span><text:span text:style-name="T20">** argList = </text:span><text:span text:style-name="T30">NULL</text:span><text:span text:style-name="T20">;</text:span><text:line-break/><text:line-break/><text:span text:style-name="T20"> <text:s text:c="3"/></text:span><text:span text:style-name="T32">if </text:span><text:span text:style-name="T20">(argc &gt; </text:span><text:span text:style-name="T34">1</text:span><text:span text:style-name="T20">)</text:span><text:line-break/><text:span text:style-name="T20"> <text:s text:c="3"/>{</text:span><text:line-break/><text:span text:style-name="T20"> <text:s text:c="7"/>child = argv[</text:span><text:span text:style-name="T34">1</text:span><text:span text:style-name="T20">];</text:span><text:line-break/><text:span text:style-name="T20"> <text:s text:c="7"/>argList = argv + </text:span><text:span text:style-name="T34">1</text:span><text:span text:style-name="T20">;</text:span><text:line-break/><text:span text:style-name="T20"> <text:s text:c="3"/>} </text:span><text:span text:style-name="T32">else</text:span><text:line-break/><text:span text:style-name="T32"> <text:s text:c="3"/></text:span><text:span text:style-name="T20">{</text:span><text:line-break/><text:soft-page-break/><text:span text:style-name="T20"> <text:s text:c="7"/>child = </text:span><text:span text:style-name="T24">"../ChildProgram/ChildProgram"</text:span><text:span text:style-name="T20">;</text:span><text:line-break/><text:span text:style-name="T20"> <text:s text:c="7"/></text:span><text:span text:style-name="T32">char</text:span><text:span text:style-name="T20">* argListTmp[] = {child, </text:span><text:span text:style-name="T30">NULL</text:span><text:span text:style-name="T20">};</text:span><text:line-break/><text:span text:style-name="T20"> <text:s text:c="7"/>argList = argListTmp;</text:span><text:line-break/><text:span text:style-name="T20"> <text:s text:c="3"/>}</text:span><text:line-break/><text:line-break/><text:span text:style-name="T20"> <text:s text:c="3"/></text:span><text:span text:style-name="T32">int </text:span><text:span text:style-name="T20">childPid = Spawn(child, argList);</text:span><text:line-break/><text:span text:style-name="T20"> <text:s text:c="3"/>waitpid(childPid, </text:span><text:span text:style-name="T30">NULL</text:span><text:span text:style-name="T20">, </text:span><text:span text:style-name="T34">0</text:span><text:span text:style-name="T20">);</text:span><text:line-break/><text:line-break/><text:span text:style-name="T20"> <text:s text:c="3"/></text:span><text:span text:style-name="T32">return </text:span><text:span text:style-name="T34">0</text:span><text:span text:style-name="T20">;</text:span><text:line-break/><text:span text:style-name="T20">}</text:span><text:line-break/></text:p>
      <text:h text:style-name="P59" text:outline-level="1"><text:bookmark-start text:name="__RefHeading___Toc11180_231043195"/>Примеры использования<text:bookmark-end text:name="__RefHeading___Toc11180_231043195"/></text:h>
      <text:p text:style-name="P9"/>
      <text:h text:style-name="P50" text:outline-level="2"><text:bookmark-start text:name="__RefHeading___Toc11182_231043195"/>Запуск юнит-тестов<text:bookmark-end text:name="__RefHeading___Toc11182_231043195"/></text:h>
      <text:p text:style-name="P10"/>
      <text:p text:style-name="P30"><text:span text:style-name="T20">/home/vladislav/Projects/SystemProgramming/cmake-build-debug/0x02/Lab_01/ChildProgram/ChildProgram 123</text:span><text:line-break/><text:line-break/><text:line-break/><text:span text:style-name="T20"> <text:s text:c="4"/>CUnit - A unit testing framework for C - Version 3.1.0-cunity</text:span><text:line-break/><text:span text:style-name="T20"> <text:s text:c="4"/>http://cunit.sourceforge.net/</text:span><text:line-break/><text:line-break/><text:line-break/><text:line-break/><text:span text:style-name="T20">Run Summary <text:s text:c="6"/>- <text:s text:c="5"/>Run <text:s text:c="3"/>Failed <text:s/>Inactive <text:s text:c="2"/>Skipped</text:span><text:line-break/><text:span text:style-name="T20"> <text:s text:c="4"/>Suites <text:s text:c="6"/>: <text:s text:c="7"/>1 <text:s text:c="8"/>0 <text:s text:c="8"/>0 <text:s text:c="8"/>0</text:span><text:line-break/><text:span text:style-name="T20"> <text:s text:c="4"/>Asserts <text:s text:c="5"/>: <text:s text:c="6"/>48 <text:s text:c="8"/>0 <text:s text:c="6"/>n/a <text:s text:c="6"/>n/a</text:span><text:line-break/><text:span text:style-name="T20"> <text:s text:c="4"/>Tests <text:s text:c="7"/>: <text:s text:c="7"/>6 <text:s text:c="8"/>0 <text:s text:c="8"/>0 <text:s text:c="8"/>0</text:span><text:line-break/><text:line-break/><text:span text:style-name="T20">Elapsed Time: 0.002(s)</text:span><text:line-break/><text:line-break/><text:line-break/><text:span text:style-name="T20">Process finished with exit code 0</text:span><text:line-break/></text:p>
      <text:h text:style-name="P50" text:outline-level="2"><text:bookmark-start text:name="__RefHeading___Toc11184_231043195"/><text:soft-page-break/>Запуск дочернего процесса<text:bookmark-end text:name="__RefHeading___Toc11184_231043195"/></text:h>
      <text:p text:style-name="P10"/>
      <text:p text:style-name="P30"><text:span text:style-name="T20">/home/vladislav/Projects/SystemProgramming/cmake-build-debug/0x02/Lab_01/ChildProgram/ChildProgram</text:span><text:line-break/><text:span text:style-name="T20">Введите порядок матриц: 2</text:span><text:line-break/><text:span text:style-name="T20">Введите матрицу pMatrix1:</text:span><text:line-break/><text:span text:style-name="T20">pMatrix1[0][0] = 1</text:span><text:line-break/><text:span text:style-name="T20">pMatrix1[0][1] = 2</text:span><text:line-break/><text:span text:style-name="T20">pMatrix1[1][0] = qwe</text:span><text:line-break/><text:span text:style-name="T20">pMatrix1[1][0] = dsaf</text:span><text:line-break/><text:span text:style-name="T20">pMatrix1[1][0] = 3</text:span><text:line-break/><text:span text:style-name="T20">pMatrix1[1][1] = 4</text:span><text:line-break/><text:line-break/><text:span text:style-name="T20">Введите матрицу pMatrix2:</text:span><text:line-break/><text:span text:style-name="T20">pMatrix2[0][0] = qweq</text:span><text:line-break/><text:span text:style-name="T20">pMatrix2[0][0] = wqe</text:span><text:line-break/><text:span text:style-name="T20">pMatrix2[0][0] = 123</text:span><text:line-break/><text:span text:style-name="T20">pMatrix2[0][1] = -312</text:span><text:line-break/><text:span text:style-name="T20">pMatrix2[1][0] = 2</text:span><text:line-break/><text:span text:style-name="T20">pMatrix2[1][1] = 1</text:span><text:line-break/><text:line-break/><text:span text:style-name="T20">Матрица pMatrix1:</text:span><text:line-break/><text:span text:style-name="T20">1 2 </text:span><text:line-break/><text:span text:style-name="T20">3 4 </text:span><text:line-break/><text:line-break/><text:span text:style-name="T20">Матрица pMatrix2:</text:span><text:line-break/><text:span text:style-name="T20">123 -312 </text:span><text:line-break/><text:span text:style-name="T20">2 1 </text:span><text:line-break/><text:line-break/><text:span text:style-name="T20">Сумма матриц pMatrix1 + pMatrix2:</text:span><text:line-break/><text:span text:style-name="T20">124 -310 </text:span><text:line-break/><text:span text:style-name="T20">5 5 </text:span><text:line-break/><text:line-break/><text:span text:style-name="T20">Определитель суммы матриц det = 2170</text:span><text:line-break/><text:line-break/><text:span text:style-name="T20">Process finished with exit code 0</text:span><text:line-break/></text:p>
      <text:p text:style-name="P27"/>
      <text:p text:style-name="P10"/>
      <text:h text:style-name="P50" text:outline-level="2"><text:bookmark-start text:name="__RefHeading___Toc11186_231043195"/><text:soft-page-break/>Запуск родительского процесса<text:bookmark-end text:name="__RefHeading___Toc11186_231043195"/></text:h>
      <text:p text:style-name="P10"/>
      <text:p text:style-name="P30"><text:span text:style-name="T20">/home/vladislav/Projects/SystemProgramming/cmake-build-debug/0x02/Lab_01/ParentProgram/ParentProgram</text:span><text:line-break/><text:span text:style-name="T20">Введите порядок матриц: 3</text:span><text:line-break/><text:span text:style-name="T20">Введите матрицу pMatrix1:</text:span><text:line-break/><text:span text:style-name="T20">pMatrix1[0][0] = -21</text:span><text:line-break/><text:span text:style-name="T20">pMatrix1[0][1] = 1</text:span><text:line-break/><text:span text:style-name="T20">pMatrix1[0][2] = 3</text:span><text:line-break/><text:span text:style-name="T20">pMatrix1[1][0] = 4</text:span><text:line-break/><text:span text:style-name="T20">pMatrix1[1][1] = 5</text:span><text:line-break/><text:span text:style-name="T20">pMatrix1[1][2] = 6</text:span><text:line-break/><text:span text:style-name="T20">pMatrix1[2][0] = 7</text:span><text:line-break/><text:span text:style-name="T20">pMatrix1[2][1] = 8</text:span><text:line-break/><text:span text:style-name="T20">pMatrix1[2][2] = 9</text:span><text:line-break/><text:line-break/><text:span text:style-name="T20">Введите матрицу pMatrix2:</text:span><text:line-break/><text:span text:style-name="T20">pMatrix2[0][0] = 1</text:span><text:line-break/><text:span text:style-name="T20">pMatrix2[0][1] = 1</text:span><text:line-break/><text:span text:style-name="T20">pMatrix2[0][2] = 1</text:span><text:line-break/><text:span text:style-name="T20">pMatrix2[1][0] = 1</text:span><text:line-break/><text:span text:style-name="T20">pMatrix2[1][1] = 1</text:span><text:line-break/><text:span text:style-name="T20">pMatrix2[1][2] = -1</text:span><text:line-break/><text:span text:style-name="T20">pMatrix2[2][0] = -1</text:span><text:line-break/><text:span text:style-name="T20">pMatrix2[2][1] = 0</text:span><text:line-break/><text:span text:style-name="T20">pMatrix2[2][2] = 0</text:span><text:line-break/><text:line-break/><text:span text:style-name="T20">Матрица pMatrix1:</text:span><text:line-break/><text:span text:style-name="T20">-21 1 3 </text:span><text:line-break/><text:span text:style-name="T20">4 5 6 </text:span><text:line-break/><text:span text:style-name="T20">7 8 9 </text:span><text:line-break/><text:line-break/><text:span text:style-name="T20">Матрица pMatrix2:</text:span><text:line-break/><text:span text:style-name="T20">1 1 1 </text:span><text:line-break/><text:span text:style-name="T20">1 1 -1 </text:span><text:line-break/><text:span text:style-name="T20">-1 0 0 </text:span><text:line-break/><text:line-break/><text:span text:style-name="T20">Сумма матриц pMatrix1 + pMatrix2:</text:span><text:line-break/><text:span text:style-name="T20">-20 2 4 </text:span><text:line-break/><text:span text:style-name="T20">5 6 5 </text:span><text:line-break/><text:span text:style-name="T20">6 8 9 </text:span><text:line-break/><text:soft-page-break/><text:line-break/><text:span text:style-name="T20">Определитель суммы матриц det = -294</text:span><text:line-break/><text:line-break/><text:span text:style-name="T20">Process finished with exit code 0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serif" svg:font-family="serif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in" style:auto-text-indent="false">
        <style:tab-stops>
          <style:tab-stop style:position="0.1972in"/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.1972in" style:auto-text-indent="false">
        <style:tab-stops>
          <style:tab-stop style:position="0.5909in"/>
          <style:tab-stop style:position="6.6862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 fo:text-align="center" style:justify-single-word="false"/>
      <style:text-properties fo:letter-spacing="-0.0071in" style:letter-kerning="tru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28pt"/>
    </style:style>
    <style:style style:name="Подпись_20_к_20_рисунку" style:display-name="Подпись к рисунку" style:family="paragraph" style:parent-style-name="Standard" style:default-outline-level="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Рисунок" style:family="paragraph" style:parent-style-name="Подпись_20_к_20_рисунку" style:default-outline-level="">
      <style:paragraph-properties fo:keep-with-next="always"/>
    </style:style>
    <style:style style:name="Заголовок_20_с_20_новой_20_страницы" style:display-name="Заголовок с новой страницы" style:family="paragraph" style:parent-style-name="Standard" style:default-outline-level="">
      <style:paragraph-properties fo:margin-left="0in" fo:margin-right="0in" fo:text-align="center" style:justify-single-word="false" fo:text-indent="0in" style:auto-text-indent="false" fo:break-before="page"/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Перечисление" style:family="paragraph" style:parent-style-name="List_20_Paragraph" style:default-outline-level=""/>
    <style:style style:name="Заголовок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Перечесление_20__28_дефис_29_" style:display-name="Перечесление (дефис)" style:family="paragraph" style:parent-style-name="List_20_Paragraph" style:default-outline-level="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default-outline-level="">
      <loext:graphic-properties draw:fill="none" draw:fill-color="#729fcf"/>
      <style:paragraph-properties fo:margin-left="0.5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Times New Roman2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Подпись_20_к_20_рисунку_20_Char" style:display-name="Подпись к рисунку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Рисунок_20_Char" style:display-name="Рисунок Char" style:family="text" style:parent-style-name="Подпись_20_к_20_рисунку_20_Char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Book_20_Title" style:display-name="Book Title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035in" fo:font-style="normal" fo:font-weight="bold" style:font-size-asian="14pt" style:font-style-asian="normal" style:font-weight-asian="bold" style:font-style-complex="italic" style:font-weight-complex="bold"/>
    </style:style>
    <style:style style:name="Заголовок_20_с_20_новой_20_страницы_20_Char" style:display-name="Заголовок с новой страницы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_20_Paragraph_20_Char" style:display-name="List Paragraph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Перечисление_20_Char" style:display-name="Перечисление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Char" style:display-name="Заголовок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Перечесление_20__28_дефис_29__20_Char" style:display-name="Перечесление (дефис)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addmd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use-window-font-color="true" fo:font-size="14pt" style:font-size-asian="14pt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ListLabel_20_9" style:display-name="ListLabel 9" style:family="text">
      <style:text-properties style:use-window-font-color="true" fo:font-size="14pt" style:font-size-asian="14pt"/>
    </style:style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style:use-window-font-color="true"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style:use-window-font-color="true"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style:use-window-font-color="true" fo:font-size="14pt" style:font-size-asian="14pt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/>
    </style:style>
    <style:style style:name="ListLabel_20_21" style:display-name="ListLabel 21" style:family="text">
      <style:text-properties style:use-window-font-color="true" fo:font-size="14pt" style:font-size-asian="14pt"/>
    </style:style>
    <style:style style:name="ListLabel_20_22" style:display-name="ListLabel 22" style:family="text">
      <style:text-properties fo:font-size="14pt" style:font-size-asian="14pt"/>
    </style:style>
    <style:style style:name="ListLabel_20_23" style:display-name="ListLabel 23" style:family="text">
      <style:text-properties fo:font-size="14pt" style:font-size-asian="14pt"/>
    </style:style>
    <style:style style:name="ListLabel_20_24" style:display-name="ListLabel 24" style:family="text">
      <style:text-properties style:use-window-font-color="true" fo:font-size="14pt" style:font-size-asian="14pt"/>
    </style:style>
    <style:style style:name="ListLabel_20_25" style:display-name="ListLabel 25" style:family="text">
      <style:text-properties fo:font-size="14pt" style:font-size-asian="14pt"/>
    </style:style>
    <style:style style:name="ListLabel_20_26" style:display-name="ListLabel 26" style:family="text">
      <style:text-properties fo:font-size="14pt" style:font-size-asian="14pt"/>
    </style:style>
    <style:style style:name="ListLabel_20_27" style:display-name="ListLabel 27" style:family="text">
      <style:text-properties style:use-window-font-color="true" fo:font-size="14pt" style:font-size-asian="14pt"/>
    </style:style>
    <style:style style:name="ListLabel_20_28" style:display-name="ListLabel 28" style:family="text">
      <style:text-properties fo:font-size="14pt" style:font-size-asian="14pt"/>
    </style:style>
    <style:style style:name="ListLabel_20_29" style:display-name="ListLabel 29" style:family="text">
      <style:text-properties fo:font-size="14pt" style:font-size-asian="14pt"/>
    </style:style>
    <style:style style:name="ListLabel_20_30" style:display-name="ListLabel 30" style:family="text">
      <style:text-properties style:use-window-font-color="true" fo:font-size="14pt" style:font-size-asian="14pt"/>
    </style:style>
    <style:style style:name="ListLabel_20_31" style:display-name="ListLabel 31" style:family="text">
      <style:text-properties fo:font-size="14pt" style:font-size-asian="14pt"/>
    </style:style>
    <style:style style:name="ListLabel_20_32" style:display-name="ListLabel 32" style:family="text">
      <style:text-properties fo:font-size="14pt" style:font-size-asian="14pt"/>
    </style:style>
    <style:style style:name="ListLabel_20_33" style:display-name="ListLabel 33" style:family="text">
      <style:text-properties style:use-window-font-color="true" fo:font-size="14pt" style:font-size-asian="14pt"/>
    </style:style>
    <style:style style:name="ListLabel_20_34" style:display-name="ListLabel 34" style:family="text">
      <style:text-properties fo:font-size="14pt" style:font-size-asian="14pt"/>
    </style:style>
    <style:style style:name="ListLabel_20_35" style:display-name="ListLabel 35" style:family="text">
      <style:text-properties fo:font-size="14pt" style:font-size-asian="14pt"/>
    </style:style>
    <style:style style:name="ListLabel_20_36" style:display-name="ListLabel 36" style:family="text">
      <style:text-properties style:use-window-font-color="true" fo:font-size="14pt" style:font-size-asian="14pt"/>
    </style:style>
    <style:style style:name="ListLabel_20_37" style:display-name="ListLabel 37" style:family="text">
      <style:text-properties fo:font-size="14pt" style:font-size-asian="14pt"/>
    </style:style>
    <style:style style:name="ListLabel_20_38" style:display-name="ListLabel 38" style:family="text">
      <style:text-properties fo:font-size="14pt" style:font-size-asian="14pt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use-window-font-color="true"/>
    </style:style>
    <style:style style:name="ListLabel_20_49" style:display-name="ListLabel 49" style:family="text"/>
    <style:style style:name="ListLabel_20_50" style:display-name="ListLabel 50" style:family="text">
      <style:text-properties fo:language="en" fo:country="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Перечисление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1.188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9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5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8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1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4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9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0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2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34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1.2425in"/>
        </style:list-level-properties>
      </text:list-level-style-number>
      <text:list-level-style-number text:level="3" text:style-name="ListLabel_20_35" style:num-suffix="." style:num-format="i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space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space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5" style:num-suffix="-" text:bullet-char="-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.4925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3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слав Прекель</meta:initial-creator>
    <meta:editing-cycles>20</meta:editing-cycles>
    <meta:print-date>2019-08-31T14:54:00</meta:print-date>
    <meta:creation-date>2019-08-31T14:54:00</meta:creation-date>
    <dc:date>2019-10-07T18:48:31.223893012</dc:date>
    <meta:editing-duration>PT1H13M50S</meta:editing-duration>
    <meta:generator>LibreOffice/6.2.7.1$Linux_X86_64 LibreOffice_project/20$Build-1</meta:generator>
    <meta:document-statistic meta:table-count="1" meta:image-count="0" meta:object-count="0" meta:page-count="30" meta:paragraph-count="107" meta:word-count="3012" meta:character-count="26830" meta:non-whitespace-character-count="20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